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S_1BASIC" table:style-name="ta1">
        <table:shapes>
          <draw:frame draw:z-index="0" draw:style-name="gr1" draw:text-style-name="P1" svg:width="453.51pt" svg:height="255.09pt" svg:x="815.58pt" svg:y="198.71pt">
            <draw:object draw:notify-on-update-of-ranges="TESTREPS_1BASIC.C11:TESTREPS_1BASIC.K11 TESTREPS_1BASIC.C11:TESTREPS_1BASIC.K11 TESTREPS_1BASIC.B13:TESTREPS_1BASIC.B13 TESTREPS_1BASIC.C13:TESTREPS_1BASIC.K13 TESTREPS_1BASIC.C11:TESTREPS_1BASIC.K11 TESTREPS_1BASIC.B9:TESTREPS_1BASIC.B9 TESTREPS_1BASIC.C9:TESTREPS_1BASIC.K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float" office:value="1.38584132116873" calcext:value-type="float">
            <text:p>1.386</text:p>
          </table:table-cell>
          <table:table-cell table:style-name="ce2" table:formula="of:=[.$C$8]/([.D73]/1000)" office:value-type="float" office:value="1.47100886691456" calcext:value-type="float">
            <text:p>1.471</text:p>
          </table:table-cell>
          <table:table-cell table:style-name="ce2" table:formula="of:=[.$C$8]/([.E73]/1000)" office:value-type="float" office:value="1.61681487469685" calcext:value-type="float">
            <text:p>1.617</text:p>
          </table:table-cell>
          <table:table-cell table:style-name="ce2" table:formula="of:=[.$C$8]/([.F73]/1000)" office:value-type="float" office:value="1.53911928174434" calcext:value-type="float">
            <text:p>1.539</text:p>
          </table:table-cell>
          <table:table-cell table:style-name="ce2" table:formula="of:=[.$C$8]/([.G73]/1000)" office:value-type="float" office:value="2.10883955245738" calcext:value-type="float">
            <text:p>2.109</text:p>
          </table:table-cell>
          <table:table-cell table:style-name="ce2" table:formula="of:=[.$C$8]/([.H73]/1000)" office:value-type="float" office:value="2.07852193995381" calcext:value-type="float">
            <text:p>2.079</text:p>
          </table:table-cell>
          <table:table-cell table:style-name="ce2" table:formula="of:=[.$C$8]/([.I73]/1000)" office:value-type="float" office:value="2.06197376711152" calcext:value-type="float">
            <text:p>2.062</text:p>
          </table:table-cell>
          <table:table-cell table:style-name="ce2" table:formula="of:=[.$C$8]/([.J73]/1000)" office:value-type="float" office:value="1.47722609766106" calcext:value-type="float">
            <text:p>1.477</text:p>
          </table:table-cell>
          <table:table-cell table:style-name="ce2" table:formula="of:=[.$C$8]/([.K73]/1000)" office:value-type="float" office:value="2.06801470588235" calcext:value-type="float">
            <text:p>2.068</text:p>
          </table:table-cell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36028" calcext:value-type="float">
            <text:p>0.236028</text:p>
          </table:table-cell>
          <table:table-cell office:value-type="float" office:value="0.282064" calcext:value-type="float">
            <text:p>0.282064</text:p>
          </table:table-cell>
          <table:table-cell office:value-type="float" office:value="0.374323" calcext:value-type="float">
            <text:p>0.374323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48951" calcext:value-type="float">
            <text:p>0.48951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35188" calcext:value-type="float">
            <text:p>0.235188</text:p>
          </table:table-cell>
          <table:table-cell office:value-type="float" office:value="0.281163" calcext:value-type="float">
            <text:p>0.281163</text:p>
          </table:table-cell>
          <table:table-cell office:value-type="float" office:value="0.36886" calcext:value-type="float">
            <text:p>0.36886</text:p>
          </table:table-cell>
          <table:table-cell office:value-type="float" office:value="0.458161" calcext:value-type="float">
            <text:p>0.458161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542293" calcext:value-type="float">
            <text:p>0.542293</text:p>
          </table:table-cell>
          <table:table-cell office:value-type="float" office:value="0.501303" calcext:value-type="float">
            <text:p>0.501303</text:p>
          </table:table-cell>
          <table:table-cell office:value-type="float" office:value="0.625796" calcext:value-type="float">
            <text:p>0.6257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1" calcext:value-type="float">
            <text:p>461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26" calcext:value-type="float">
            <text:p>2426</text:p>
          </table:table-cell>
          <table:table-cell office:value-type="float" office:value="703" calcext:value-type="float">
            <text:p>703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897" calcext:value-type="float">
            <text:p>7897</text:p>
          </table:table-cell>
          <table:table-cell office:value-type="float" office:value="1797" calcext:value-type="float">
            <text:p>1797</text:p>
          </table:table-cell>
          <table:table-cell office:value-type="float" office:value="419" calcext:value-type="float">
            <text:p>419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39" calcext:value-type="float">
            <text:p>1639</text:p>
          </table:table-cell>
          <table:table-cell office:value-type="float" office:value="337" calcext:value-type="float">
            <text:p>33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92" calcext:value-type="float">
            <text:p>392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72" calcext:value-type="float">
            <text:p>1072</text:p>
          </table:table-cell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250" calcext:value-type="float">
            <text:p>9250</text:p>
          </table:table-cell>
          <table:table-cell office:value-type="float" office:value="2241" calcext:value-type="float">
            <text:p>2241</text:p>
          </table:table-cell>
          <table:table-cell office:value-type="float" office:value="459" calcext:value-type="float">
            <text:p>459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08" calcext:value-type="float">
            <text:p>1708</text:p>
          </table:table-cell>
          <table:table-cell office:value-type="float" office:value="397" calcext:value-type="float">
            <text:p>39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80" calcext:value-type="float">
            <text:p>580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59" calcext:value-type="float">
            <text:p>2159</text:p>
          </table:table-cell>
          <table:table-cell office:value-type="float" office:value="360" calcext:value-type="float">
            <text:p>36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70" calcext:value-type="float">
            <text:p>8270</text:p>
          </table:table-cell>
          <table:table-cell office:value-type="float" office:value="2148" calcext:value-type="float">
            <text:p>2148</text:p>
          </table:table-cell>
          <table:table-cell office:value-type="float" office:value="454" calcext:value-type="float">
            <text:p>454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520" calcext:value-type="float">
            <text:p>1520</text:p>
          </table:table-cell>
          <table:table-cell office:value-type="float" office:value="410" calcext:value-type="float">
            <text:p>41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6" calcext:value-type="float">
            <text:p>32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56" calcext:value-type="float">
            <text:p>656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675" calcext:value-type="float">
            <text:p>9675</text:p>
          </table:table-cell>
          <table:table-cell office:value-type="float" office:value="2350" calcext:value-type="float">
            <text:p>2350</text:p>
          </table:table-cell>
          <table:table-cell office:value-type="float" office:value="496" calcext:value-type="float">
            <text:p>496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74" calcext:value-type="float">
            <text:p>1774</text:p>
          </table:table-cell>
          <table:table-cell office:value-type="float" office:value="405" calcext:value-type="float">
            <text:p>40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94" calcext:value-type="float">
            <text:p>1094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76" calcext:value-type="float">
            <text:p>2576</text:p>
          </table:table-cell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752" calcext:value-type="float">
            <text:p>7752</text:p>
          </table:table-cell>
          <table:table-cell office:value-type="float" office:value="2024" calcext:value-type="float">
            <text:p>2024</text:p>
          </table:table-cell>
          <table:table-cell office:value-type="float" office:value="494" calcext:value-type="float">
            <text:p>494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06" calcext:value-type="float">
            <text:p>1006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764" calcext:value-type="float">
            <text:p>9764</text:p>
          </table:table-cell>
          <table:table-cell office:value-type="float" office:value="2302" calcext:value-type="float">
            <text:p>2302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01" calcext:value-type="float">
            <text:p>2001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59681" calcext:value-type="float">
            <text:p>0.159681</text:p>
          </table:table-cell>
          <table:table-cell office:value-type="float" office:value="0.191954" calcext:value-type="float">
            <text:p>0.191954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438596" calcext:value-type="float">
            <text:p>0.438596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6776" calcext:value-type="float">
            <text:p>0.26776</text:p>
          </table:table-cell>
          <table:table-cell office:value-type="float" office:value="0.291553" calcext:value-type="float">
            <text:p>0.291553</text:p>
          </table:table-cell>
          <table:table-cell office:value-type="float" office:value="0.447552" calcext:value-type="float">
            <text:p>0.447552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11756" calcext:value-type="float">
            <text:p>0.211756</text:p>
          </table:table-cell>
          <table:table-cell office:value-type="float" office:value="0.207048" calcext:value-type="float">
            <text:p>0.207048</text:p>
          </table:table-cell>
          <table:table-cell office:value-type="float" office:value="0.258929" calcext:value-type="float">
            <text:p>0.2589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1976" calcext:value-type="float">
            <text:p>0.331976</text:p>
          </table:table-cell>
          <table:table-cell office:value-type="float" office:value="0.389764" calcext:value-type="float">
            <text:p>0.389764</text:p>
          </table:table-cell>
          <table:table-cell office:value-type="float" office:value="0.426667" calcext:value-type="float">
            <text:p>0.42666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33333" calcext:value-type="float">
            <text:p>0.533333</text:p>
          </table:table-cell>
          <table:table-cell table:number-columns-repeated="2"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8093" calcext:value-type="float">
            <text:p>0.298093</text:p>
          </table:table-cell>
          <table:table-cell office:value-type="float" office:value="0.41358" calcext:value-type="float">
            <text:p>0.41358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5" calcext:value-type="float">
            <text:p>0.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47321" calcext:value-type="float">
            <text:p>0.14732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241379" calcext:value-type="float">
            <text:p>0.241379</text:p>
          </table:table-cell>
          <table:table-cell office:value-type="float" office:value="0.25" calcext:value-type="float">
            <text:p>0.25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19524" calcext:value-type="float">
            <text:p>0.219524</text:p>
          </table:table-cell>
          <table:table-cell office:value-type="float" office:value="0.331349" calcext:value-type="float">
            <text:p>0.331349</text:p>
          </table:table-cell>
          <table:table-cell office:value-type="float" office:value="0.435185" calcext:value-type="float">
            <text:p>0.435185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2302" calcext:value-type="float">
            <text:p>0.212302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75" calcext:value-type="float">
            <text:p>0.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186508" calcext:value-type="float">
            <text:p>0.186508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77778" calcext:value-type="float">
            <text:p>0.277778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5238" calcext:value-type="float">
            <text:p>0.155238</text:p>
          </table:table-cell>
          <table:table-cell office:value-type="float" office:value="0.196429" calcext:value-type="float">
            <text:p>0.196429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" calcext:value-type="float">
            <text:p>0.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20952" calcext:value-type="float">
            <text:p>0.520952</text:p>
          </table:table-cell>
          <table:table-cell office:value-type="float" office:value="0.664683" calcext:value-type="float">
            <text:p>0.664683</text:p>
          </table:table-cell>
          <table:table-cell office:value-type="float" office:value="0.574074" calcext:value-type="float">
            <text:p>0.574074</text:p>
          </table:table-cell>
          <table:table-cell office:value-type="float" office:value="0.708333" calcext:value-type="float">
            <text:p>0.70833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471429" calcext:value-type="float">
            <text:p>0.0471429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4881" calcext:value-type="float">
            <text:p>0.184881</text:p>
          </table:table-cell>
          <table:table-cell office:value-type="float" office:value="0.243086" calcext:value-type="float">
            <text:p>0.243086</text:p>
          </table:table-cell>
          <table:table-cell office:value-type="float" office:value="0.344322" calcext:value-type="float">
            <text:p>0.344322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451613" calcext:value-type="float">
            <text:p>0.45161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19978" calcext:value-type="float">
            <text:p>0.219978</text:p>
          </table:table-cell>
          <table:table-cell office:value-type="float" office:value="0.245695" calcext:value-type="float">
            <text:p>0.245695</text:p>
          </table:table-cell>
          <table:table-cell office:value-type="float" office:value="0.50996" calcext:value-type="float">
            <text:p>0.50996</text:p>
          </table:table-cell>
          <table:table-cell office:value-type="float" office:value="0.491525" calcext:value-type="float">
            <text:p>0.491525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0.196242" calcext:value-type="float">
            <text:p>0.196242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4" calcext:value-type="float">
            <text:p>0.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1551" calcext:value-type="float">
            <text:p>0.211551</text:p>
          </table:table-cell>
          <table:table-cell office:value-type="float" office:value="0.261214" calcext:value-type="float">
            <text:p>0.261214</text:p>
          </table:table-cell>
          <table:table-cell office:value-type="float" office:value="0.349727" calcext:value-type="float">
            <text:p>0.349727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" calcext:value-type="float">
            <text:p>0.5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" calcext:value-type="float">
            <text:p>0.5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79203" calcext:value-type="float">
            <text:p>0.379203</text:p>
          </table:table-cell>
          <table:table-cell office:value-type="float" office:value="0.509893" calcext:value-type="float">
            <text:p>0.509893</text:p>
          </table:table-cell>
          <table:table-cell office:value-type="float" office:value="0.58216" calcext:value-type="float">
            <text:p>0.58216</text:p>
          </table:table-cell>
          <table:table-cell office:value-type="float" office:value="0.764045" calcext:value-type="float">
            <text:p>0.764045</text:p>
          </table:table-cell>
          <table:table-cell office:value-type="float" office:value="0.6" calcext:value-type="float">
            <text:p>0.6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104575" calcext:value-type="float">
            <text:p>0.10457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" calcext:value-type="float">
            <text:p>0.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office:value-type="float" office:value="47323" calcext:value-type="float">
            <text:p>47323</text:p>
          </table:table-cell>
          <table:table-cell office:value-type="float" office:value="45202" calcext:value-type="float">
            <text:p>45202</text:p>
          </table:table-cell>
          <table:table-cell office:value-type="float" office:value="39523" calcext:value-type="float">
            <text:p>39523</text:p>
          </table:table-cell>
          <table:table-cell office:value-type="float" office:value="39667" calcext:value-type="float">
            <text:p>39667</text:p>
          </table:table-cell>
          <table:table-cell office:value-type="float" office:value="41182" calcext:value-type="float">
            <text:p>41182</text:p>
          </table:table-cell>
          <table:table-cell office:value-type="float" office:value="28240" calcext:value-type="float">
            <text:p>28240</text:p>
          </table:table-cell>
          <table:table-cell office:value-type="float" office:value="30895" calcext:value-type="float">
            <text:p>30895</text:p>
          </table:table-cell>
          <table:table-cell office:value-type="float" office:value="39907" calcext:value-type="float">
            <text:p>39907</text:p>
          </table:table-cell>
          <table:table-cell office:value-type="float" office:value="31419" calcext:value-type="float">
            <text:p>31419</text:p>
          </table:table-cell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office:value-type="float" office:value="44582" calcext:value-type="float">
            <text:p>44582</text:p>
          </table:table-cell>
          <table:table-cell office:value-type="float" office:value="43366" calcext:value-type="float">
            <text:p>43366</text:p>
          </table:table-cell>
          <table:table-cell office:value-type="float" office:value="37683" calcext:value-type="float">
            <text:p>37683</text:p>
          </table:table-cell>
          <table:table-cell office:value-type="float" office:value="38186" calcext:value-type="float">
            <text:p>38186</text:p>
          </table:table-cell>
          <table:table-cell office:value-type="float" office:value="38973" calcext:value-type="float">
            <text:p>38973</text:p>
          </table:table-cell>
          <table:table-cell office:value-type="float" office:value="28362" calcext:value-type="float">
            <text:p>28362</text:p>
          </table:table-cell>
          <table:table-cell office:value-type="float" office:value="28966" calcext:value-type="float">
            <text:p>28966</text:p>
          </table:table-cell>
          <table:table-cell office:value-type="float" office:value="38049" calcext:value-type="float">
            <text:p>38049</text:p>
          </table:table-cell>
          <table:table-cell office:value-type="float" office:value="28959" calcext:value-type="float">
            <text:p>28959</text:p>
          </table:table-cell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office:value-type="float" office:value="25977" calcext:value-type="float">
            <text:p>25977</text:p>
          </table:table-cell>
          <table:table-cell office:value-type="float" office:value="24473" calcext:value-type="float">
            <text:p>24473</text:p>
          </table:table-cell>
          <table:table-cell office:value-type="float" office:value="22266" calcext:value-type="float">
            <text:p>22266</text:p>
          </table:table-cell>
          <table:table-cell office:value-type="float" office:value="23390" calcext:value-type="float">
            <text:p>23390</text:p>
          </table:table-cell>
          <table:table-cell office:value-type="float" office:value="17071" calcext:value-type="float">
            <text:p>17071</text:p>
          </table:table-cell>
          <table:table-cell office:value-type="float" office:value="17320" calcext:value-type="float">
            <text:p>17320</text:p>
          </table:table-cell>
          <table:table-cell office:value-type="float" office:value="17459" calcext:value-type="float">
            <text:p>17459</text:p>
          </table:table-cell>
          <table:table-cell office:value-type="float" office:value="24370" calcext:value-type="float">
            <text:p>24370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office:value-type="float" office:value="117882" calcext:value-type="float">
            <text:p>117882</text:p>
          </table:table-cell>
          <table:table-cell office:value-type="float" office:value="113041" calcext:value-type="float">
            <text:p>113041</text:p>
          </table:table-cell>
          <table:table-cell office:value-type="float" office:value="99472" calcext:value-type="float">
            <text:p>99472</text:p>
          </table:table-cell>
          <table:table-cell office:value-type="float" office:value="101243" calcext:value-type="float">
            <text:p>101243</text:p>
          </table:table-cell>
          <table:table-cell office:value-type="float" office:value="97226" calcext:value-type="float">
            <text:p>97226</text:p>
          </table:table-cell>
          <table:table-cell office:value-type="float" office:value="73922" calcext:value-type="float">
            <text:p>73922</text:p>
          </table:table-cell>
          <table:table-cell office:value-type="float" office:value="77320" calcext:value-type="float">
            <text:p>77320</text:p>
          </table:table-cell>
          <table:table-cell office:value-type="float" office:value="102326" calcext:value-type="float">
            <text:p>102326</text:p>
          </table:table-cell>
          <table:table-cell office:value-type="float" office:value="77786" calcext:value-type="float">
            <text:p>77786</text:p>
          </table:table-cell>
        </table:table-row>
      </table:table>
      <table:table table:name="TESTREPS_1EXTRA" table:style-name="ta1">
        <table:shapes>
          <draw:frame draw:z-index="0" draw:style-name="gr1" draw:text-style-name="P1" svg:width="453.51pt" svg:height="255.09pt" svg:x="670.17pt" svg:y="299.2pt">
            <draw:object draw:notify-on-update-of-ranges="TESTREPS_1EXTRA.C11:TESTREPS_1EXTRA.V11 TESTREPS_1EXTRA.C11:TESTREPS_1EXTRA.V11 TESTREPS_1EXTRA.B13:TESTREPS_1EXTRA.B13 TESTREPS_1EXTRA.C13:TESTREPS_1EXTRA.V13 TESTREPS_1EXTRA.C11:TESTREPS_1EXTRA.V11 TESTREPS_1EXTRA.B9:TESTREPS_1EXTRA.B9 TESTREPS_1EXTRA.C9:TESTREPS_1EXTRA.V9 TESTREPS_1EXTRA.C3:TESTREPS_1EXTRA.C4 TESTREPS_1EXTRA.B3:TESTREPS_1EXTRA.B3 TESTREPS_1EXTRA.D3:TESTREPS_1EXTRA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8]/([.C73]/1000)" office:value-type="string" office:string-value="" calcext:value-type="error">
            <text:p>#DIV/0!</text:p>
          </table:table-cell>
          <table:table-cell table:style-name="ce2" table:formula="of:=[.$C$8]/([.D73]/1000)" office:value-type="string" office:string-value="" calcext:value-type="error">
            <text:p>#DIV/0!</text:p>
          </table:table-cell>
          <table:table-cell table:style-name="ce2" table:formula="of:=[.$C$8]/([.E73]/1000)" office:value-type="string" office:string-value="" calcext:value-type="error">
            <text:p>#DIV/0!</text:p>
          </table:table-cell>
          <table:table-cell table:style-name="ce2" table:formula="of:=[.$C$8]/([.F73]/1000)" office:value-type="string" office:string-value="" calcext:value-type="error">
            <text:p>#DIV/0!</text:p>
          </table:table-cell>
          <table:table-cell table:style-name="ce2" table:formula="of:=[.$C$8]/([.G73]/1000)" office:value-type="string" office:string-value="" calcext:value-type="error">
            <text:p>#DIV/0!</text:p>
          </table:table-cell>
          <table:table-cell table:style-name="ce2" table:formula="of:=[.$C$8]/([.H73]/1000)" office:value-type="string" office:string-value="" calcext:value-type="error">
            <text:p>#DIV/0!</text:p>
          </table:table-cell>
          <table:table-cell table:style-name="ce2" table:formula="of:=[.$C$8]/([.I73]/1000)" office:value-type="string" office:string-value="" calcext:value-type="error">
            <text:p>#DIV/0!</text:p>
          </table:table-cell>
          <table:table-cell table:style-name="ce2" table:formula="of:=[.$C$8]/([.J73]/1000)" office:value-type="string" office:string-value="" calcext:value-type="error">
            <text:p>#DIV/0!</text:p>
          </table:table-cell>
          <table:table-cell table:style-name="ce2" table:formula="of:=[.$C$8]/([.K73]/1000)" office:value-type="string" office:string-value="" calcext:value-type="error">
            <text:p>#DIV/0!</text:p>
          </table:table-cell>
          <table:table-cell table:style-name="ce2" table:formula="of:=[.$C$8]/([.L73]/1000)" office:value-type="string" office:string-value="" calcext:value-type="error">
            <text:p>#DIV/0!</text:p>
          </table:table-cell>
          <table:table-cell table:style-name="ce2" table:formula="of:=[.$C$8]/([.M73]/1000)" office:value-type="string" office:string-value="" calcext:value-type="error">
            <text:p>#DIV/0!</text:p>
          </table:table-cell>
          <table:table-cell table:style-name="ce2" table:formula="of:=[.$C$8]/([.N73]/1000)" office:value-type="string" office:string-value="" calcext:value-type="error">
            <text:p>#DIV/0!</text:p>
          </table:table-cell>
          <table:table-cell table:style-name="ce2" table:formula="of:=[.$C$8]/([.O73]/1000)" office:value-type="string" office:string-value="" calcext:value-type="error">
            <text:p>#DIV/0!</text:p>
          </table:table-cell>
          <table:table-cell table:style-name="ce2" table:formula="of:=[.$C$8]/([.P73]/1000)" office:value-type="string" office:string-value="" calcext:value-type="error">
            <text:p>#DIV/0!</text:p>
          </table:table-cell>
          <table:table-cell table:style-name="ce2" table:formula="of:=[.$C$8]/([.Q73]/1000)" office:value-type="string" office:string-value="" calcext:value-type="error">
            <text:p>#DIV/0!</text:p>
          </table:table-cell>
          <table:table-cell table:style-name="ce2" table:formula="of:=[.$C$8]/([.R73]/1000)" office:value-type="string" office:string-value="" calcext:value-type="error">
            <text:p>#DIV/0!</text:p>
          </table:table-cell>
          <table:table-cell table:style-name="ce2" table:formula="of:=[.$C$8]/([.S73]/1000)" office:value-type="string" office:string-value="" calcext:value-type="error">
            <text:p>#DIV/0!</text:p>
          </table:table-cell>
          <table:table-cell table:style-name="ce2" table:formula="of:=[.$C$8]/([.T73]/1000)" office:value-type="string" office:string-value="" calcext:value-type="error">
            <text:p>#DIV/0!</text:p>
          </table:table-cell>
          <table:table-cell table:style-name="ce2" table:formula="of:=[.$C$8]/([.U73]/1000)" office:value-type="string" office:string-value="" calcext:value-type="error">
            <text:p>#DIV/0!</text:p>
          </table:table-cell>
          <table:table-cell table:style-name="ce2" table:formula="of:=[.$C$8]/([.V73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 table:number-rows-repeated="4">
          <table:table-cell/>
          <table:table-cell table:style-name="Default"/>
          <table:table-cell table:style-name="ce1"/>
          <table:table-cell table:number-columns-repeated="19"/>
        </table:table-row>
        <table:table-row table:style-name="ro1" table:number-rows-repeated="104850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S_5BASIC" table:style-name="ta1">
        <table:shapes>
          <draw:frame draw:z-index="0" draw:style-name="gr2" draw:text-style-name="P1" svg:width="453.51pt" svg:height="255.09pt" svg:x="706.85pt" svg:y="130.82pt">
            <draw:object draw:notify-on-update-of-ranges="TESTREPS_5BASIC.B11:TESTREPS_5BASIC.B11 TESTREPS_5BASIC.C11:TESTREPS_5BASIC.K11 TESTREPS_5BASIC.B13:TESTREPS_5BASIC.B13 TESTREPS_5BASIC.C13:TESTREPS_5BASIC.K13 TESTREPS_5BASIC.B9:TESTREPS_5BASIC.B9 TESTREPS_5BASIC.C9:TESTREPS_5BASIC.K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float" office:value="0.321701443188419" calcext:value-type="float">
            <text:p>0.322</text:p>
          </table:table-cell>
          <table:table-cell table:style-name="ce2" table:formula="of:=[.$C$8]/([.D73]/1000)" office:value-type="float" office:value="0.320153673763406" calcext:value-type="float">
            <text:p>0.320</text:p>
          </table:table-cell>
          <table:table-cell table:style-name="ce2" table:formula="of:=[.$C$8]/([.E73]/1000)" office:value-type="float" office:value="0.354938575907558" calcext:value-type="float">
            <text:p>0.355</text:p>
          </table:table-cell>
          <table:table-cell table:style-name="ce2" table:formula="of:=[.$C$8]/([.F73]/1000)" office:value-type="float" office:value="0.357366211024748" calcext:value-type="float">
            <text:p>0.357</text:p>
          </table:table-cell>
          <table:table-cell table:style-name="ce2" table:formula="of:=[.$C$8]/([.G73]/1000)" office:value-type="float" office:value="0.498815313630128" calcext:value-type="float">
            <text:p>0.499</text:p>
          </table:table-cell>
          <table:table-cell table:style-name="ce2" table:formula="of:=[.$C$8]/([.H73]/1000)" office:value-type="float" office:value="0.502730103757908" calcext:value-type="float">
            <text:p>0.503</text:p>
          </table:table-cell>
          <table:table-cell table:style-name="ce2" table:formula="of:=[.$C$8]/([.I73]/1000)" office:value-type="float" office:value="0.46466002374929" calcext:value-type="float">
            <text:p>0.465</text:p>
          </table:table-cell>
          <table:table-cell table:style-name="ce2" table:formula="of:=[.$C$8]/([.J73]/1000)" office:value-type="float" office:value="0.343076058056093" calcext:value-type="float">
            <text:p>0.343</text:p>
          </table:table-cell>
          <table:table-cell table:style-name="ce2" table:formula="of:=[.$C$8]/([.K73]/1000)" office:value-type="float" office:value="0.470698987997176" calcext:value-type="float">
            <text:p>0.4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45378" calcext:value-type="float">
            <text:p>0.245378</text:p>
          </table:table-cell>
          <table:table-cell office:value-type="float" office:value="0.329228" calcext:value-type="float">
            <text:p>0.329228</text:p>
          </table:table-cell>
          <table:table-cell office:value-type="float" office:value="0.460465" calcext:value-type="float">
            <text:p>0.460465</text:p>
          </table:table-cell>
          <table:table-cell office:value-type="float" office:value="0.542609" calcext:value-type="float">
            <text:p>0.542609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657407" calcext:value-type="float">
            <text:p>0.657407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457281" calcext:value-type="float">
            <text:p>0.457281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669862" calcext:value-type="float">
            <text:p>0.669862</text:p>
          </table:table-cell>
          <table:table-cell office:value-type="float" office:value="0.783274" calcext:value-type="float">
            <text:p>0.783274</text:p>
          </table:table-cell>
          <table:table-cell office:value-type="float" office:value="0.771882" calcext:value-type="float">
            <text:p>0.771882</text:p>
          </table:table-cell>
          <table:table-cell office:value-type="float" office:value="0.667855" calcext:value-type="float">
            <text:p>0.6678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43" calcext:value-type="float">
            <text:p>1643</text:p>
          </table:table-cell>
          <table:table-cell office:value-type="float" office:value="482" calcext:value-type="float">
            <text:p>482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609" calcext:value-type="float">
            <text:p>8609</text:p>
          </table:table-cell>
          <table:table-cell office:value-type="float" office:value="2001" calcext:value-type="float">
            <text:p>2001</text:p>
          </table:table-cell>
          <table:table-cell office:value-type="float" office:value="448" calcext:value-type="float">
            <text:p>448</text:p>
          </table:table-cell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8" calcext:value-type="float">
            <text:p>1798</text:p>
          </table:table-cell>
          <table:table-cell office:value-type="float" office:value="359" calcext:value-type="float">
            <text:p>35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50" calcext:value-type="float">
            <text:p>350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33" calcext:value-type="float">
            <text:p>833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16" calcext:value-type="float">
            <text:p>9416</text:p>
          </table:table-cell>
          <table:table-cell office:value-type="float" office:value="2267" calcext:value-type="float">
            <text:p>2267</text:p>
          </table:table-cell>
          <table:table-cell office:value-type="float" office:value="467" calcext:value-type="float">
            <text:p>467</text:p>
          </table:table-cell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2" calcext:value-type="float">
            <text:p>37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17" calcext:value-type="float">
            <text:p>517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55" calcext:value-type="float">
            <text:p>1955</text:p>
          </table:table-cell>
          <table:table-cell office:value-type="float" office:value="285" calcext:value-type="float">
            <text:p>28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07" calcext:value-type="float">
            <text:p>8407</text:p>
          </table:table-cell>
          <table:table-cell office:value-type="float" office:value="2205" calcext:value-type="float">
            <text:p>2205</text:p>
          </table:table-cell>
          <table:table-cell office:value-type="float" office:value="459" calcext:value-type="float">
            <text:p>459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583" calcext:value-type="float">
            <text:p>1583</text:p>
          </table:table-cell>
          <table:table-cell office:value-type="float" office:value="415" calcext:value-type="float">
            <text:p>415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7" calcext:value-type="float">
            <text:p>377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40" calcext:value-type="float">
            <text:p>740</text:p>
          </table:table-cell>
          <table:table-cell office:value-type="float" office:value="184" calcext:value-type="float">
            <text:p>18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524" calcext:value-type="float">
            <text:p>9524</text:p>
          </table:table-cell>
          <table:table-cell office:value-type="float" office:value="2310" calcext:value-type="float">
            <text:p>2310</text:p>
          </table:table-cell>
          <table:table-cell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23" calcext:value-type="float">
            <text:p>1723</text:p>
          </table:table-cell>
          <table:table-cell office:value-type="float" office:value="372" calcext:value-type="float">
            <text:p>3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7" calcext:value-type="float">
            <text:p>26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75" calcext:value-type="float">
            <text:p>1375</text:p>
          </table:table-cell>
          <table:table-cell office:value-type="float" office:value="430" calcext:value-type="float">
            <text:p>43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310" calcext:value-type="float">
            <text:p>3310</text:p>
          </table:table-cell>
          <table:table-cell office:value-type="float" office:value="581" calcext:value-type="float">
            <text:p>58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950" calcext:value-type="float">
            <text:p>6950</text:p>
          </table:table-cell>
          <table:table-cell office:value-type="float" office:value="1900" calcext:value-type="float">
            <text:p>1900</text:p>
          </table:table-cell>
          <table:table-cell office:value-type="float" office:value="502" calcext:value-type="float">
            <text:p>502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85" calcext:value-type="float">
            <text:p>9485</text:p>
          </table:table-cell>
          <table:table-cell office:value-type="float" office:value="2242" calcext:value-type="float">
            <text:p>2242</text:p>
          </table:table-cell>
          <table:table-cell office:value-type="float" office:value="494" calcext:value-type="float">
            <text:p>49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62" calcext:value-type="float">
            <text:p>1962</text:p>
          </table:table-cell>
          <table:table-cell office:value-type="float" office:value="443" calcext:value-type="float">
            <text:p>44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5527" calcext:value-type="float">
            <text:p>0.15527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5" calcext:value-type="float">
            <text:p>0.5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5858" calcext:value-type="float">
            <text:p>0.295858</text:p>
          </table:table-cell>
          <table:table-cell office:value-type="float" office:value="0.376068" calcext:value-type="float">
            <text:p>0.376068</text:p>
          </table:table-cell>
          <table:table-cell office:value-type="float" office:value="0.541096" calcext:value-type="float">
            <text:p>0.541096</text:p>
          </table:table-cell>
          <table:table-cell office:value-type="float" office:value="0.560606" calcext:value-type="float">
            <text:p>0.560606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9142" calcext:value-type="float">
            <text:p>0.209142</text:p>
          </table:table-cell>
          <table:table-cell office:value-type="float" office:value="0.237968" calcext:value-type="float">
            <text:p>0.237968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0.6" calcext:value-type="float">
            <text:p>0.6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75" calcext:value-type="float">
            <text:p>0.7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7511" calcext:value-type="float">
            <text:p>0.337511</text:p>
          </table:table-cell>
          <table:table-cell office:value-type="float" office:value="0.417722" calcext:value-type="float">
            <text:p>0.417722</text:p>
          </table:table-cell>
          <table:table-cell office:value-type="float" office:value="0.534091" calcext:value-type="float">
            <text:p>0.534091</text:p>
          </table:table-cell>
          <table:table-cell office:value-type="float" office:value="0.415094" calcext:value-type="float">
            <text:p>0.415094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5" calcext:value-type="float">
            <text:p>0.75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349" calcext:value-type="float">
            <text:p>0.29349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95" calcext:value-type="float">
            <text:p>0.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48228" calcext:value-type="float">
            <text:p>0.148228</text:p>
          </table:table-cell>
          <table:table-cell office:value-type="float" office:value="0.2" calcext:value-type="float">
            <text:p>0.2</text:p>
          </table:table-cell>
          <table:table-cell office:value-type="float" office:value="0.378788" calcext:value-type="float">
            <text:p>0.37878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1053" calcext:value-type="float">
            <text:p>0.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4619" calcext:value-type="float">
            <text:p>0.24619</text:p>
          </table:table-cell>
          <table:table-cell office:value-type="float" office:value="0.176587" calcext:value-type="float">
            <text:p>0.176587</text:p>
          </table:table-cell>
          <table:table-cell office:value-type="float" office:value="0.25" calcext:value-type="float">
            <text:p>0.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79524" calcext:value-type="float">
            <text:p>0.179524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0.435185" calcext:value-type="float">
            <text:p>0.435185</text:p>
          </table:table-cell>
          <table:table-cell table:number-columns-repeated="2" office:value-type="float" office:value="0.458333" calcext:value-type="float">
            <text:p>0.458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54762" calcext:value-type="float">
            <text:p>0.654762</text:p>
          </table:table-cell>
          <table:table-cell office:value-type="float" office:value="0.853175" calcext:value-type="float">
            <text:p>0.853175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57143" calcext:value-type="float">
            <text:p>0.0657143</text:p>
          </table:table-cell>
          <table:table-cell office:value-type="float" office:value="0.121032" calcext:value-type="float">
            <text:p>0.121032</text:p>
          </table:table-cell>
          <table:table-cell office:value-type="float" office:value="0.231481" calcext:value-type="float">
            <text:p>0.23148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4932" calcext:value-type="float">
            <text:p>0.14932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2" calcext:value-type="float">
            <text:p>0.52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0.308772" calcext:value-type="float">
            <text:p>0.308772</text:p>
          </table:table-cell>
          <table:table-cell office:value-type="float" office:value="0.622047" calcext:value-type="float">
            <text:p>0.622047</text:p>
          </table:table-cell>
          <table:table-cell office:value-type="float" office:value="0.649123" calcext:value-type="float">
            <text:p>0.649123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26159" calcext:value-type="float">
            <text:p>0.226159</text:p>
          </table:table-cell>
          <table:table-cell office:value-type="float" office:value="0.202733" calcext:value-type="float">
            <text:p>0.202733</text:p>
          </table:table-cell>
          <table:table-cell office:value-type="float" office:value="0.254717" calcext:value-type="float">
            <text:p>0.254717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" calcext:value-type="float">
            <text:p>0.6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0.321951" calcext:value-type="float">
            <text:p>0.321951</text:p>
          </table:table-cell>
          <table:table-cell office:value-type="float" office:value="0.479592" calcext:value-type="float">
            <text:p>0.479592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564103" calcext:value-type="float">
            <text:p>0.564103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5306" calcext:value-type="float">
            <text:p>0.405306</text:p>
          </table:table-cell>
          <table:table-cell office:value-type="float" office:value="0.567657" calcext:value-type="float">
            <text:p>0.56765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8172" calcext:value-type="float">
            <text:p>0.88172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10591" calcext:value-type="float">
            <text:p>0.0910591</text:p>
          </table:table-cell>
          <table:table-cell office:value-type="float" office:value="0.150803" calcext:value-type="float">
            <text:p>0.150803</text:p>
          </table:table-cell>
          <table:table-cell office:value-type="float" office:value="0.287356" calcext:value-type="float">
            <text:p>0.28735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office:value-type="float" office:value="47016" calcext:value-type="float">
            <text:p>47016</text:p>
          </table:table-cell>
          <table:table-cell office:value-type="float" office:value="46401" calcext:value-type="float">
            <text:p>46401</text:p>
          </table:table-cell>
          <table:table-cell office:value-type="float" office:value="40345" calcext:value-type="float">
            <text:p>40345</text:p>
          </table:table-cell>
          <table:table-cell office:value-type="float" office:value="39663" calcext:value-type="float">
            <text:p>39663</text:p>
          </table:table-cell>
          <table:table-cell office:value-type="float" office:value="41060" calcext:value-type="float">
            <text:p>41060</text:p>
          </table:table-cell>
          <table:table-cell office:value-type="float" office:value="28570" calcext:value-type="float">
            <text:p>28570</text:p>
          </table:table-cell>
          <table:table-cell office:value-type="float" office:value="31591" calcext:value-type="float">
            <text:p>31591</text:p>
          </table:table-cell>
          <table:table-cell office:value-type="float" office:value="40140" calcext:value-type="float">
            <text:p>40140</text:p>
          </table:table-cell>
          <table:table-cell office:value-type="float" office:value="29431" calcext:value-type="float">
            <text:p>29431</text:p>
          </table:table-cell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office:value-type="float" office:value="44900" calcext:value-type="float">
            <text:p>44900</text:p>
          </table:table-cell>
          <table:table-cell office:value-type="float" office:value="44229" calcext:value-type="float">
            <text:p>44229</text:p>
          </table:table-cell>
          <table:table-cell office:value-type="float" office:value="40303" calcext:value-type="float">
            <text:p>40303</text:p>
          </table:table-cell>
          <table:table-cell office:value-type="float" office:value="38086" calcext:value-type="float">
            <text:p>38086</text:p>
          </table:table-cell>
          <table:table-cell office:value-type="float" office:value="40341" calcext:value-type="float">
            <text:p>40341</text:p>
          </table:table-cell>
          <table:table-cell office:value-type="float" office:value="27982" calcext:value-type="float">
            <text:p>27982</text:p>
          </table:table-cell>
          <table:table-cell office:value-type="float" office:value="30087" calcext:value-type="float">
            <text:p>30087</text:p>
          </table:table-cell>
          <table:table-cell office:value-type="float" office:value="38181" calcext:value-type="float">
            <text:p>38181</text:p>
          </table:table-cell>
          <table:table-cell office:value-type="float" office:value="28266" calcext:value-type="float">
            <text:p>28266</text:p>
          </table:table-cell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office:value-type="float" office:value="111905" calcext:value-type="float">
            <text:p>111905</text:p>
          </table:table-cell>
          <table:table-cell office:value-type="float" office:value="112446" calcext:value-type="float">
            <text:p>112446</text:p>
          </table:table-cell>
          <table:table-cell office:value-type="float" office:value="101426" calcext:value-type="float">
            <text:p>101426</text:p>
          </table:table-cell>
          <table:table-cell office:value-type="float" office:value="100737" calcext:value-type="float">
            <text:p>100737</text:p>
          </table:table-cell>
          <table:table-cell office:value-type="float" office:value="72171" calcext:value-type="float">
            <text:p>72171</text:p>
          </table:table-cell>
          <table:table-cell office:value-type="float" office:value="71609" calcext:value-type="float">
            <text:p>71609</text:p>
          </table:table-cell>
          <table:table-cell office:value-type="float" office:value="77476" calcext:value-type="float">
            <text:p>77476</text:p>
          </table:table-cell>
          <table:table-cell office:value-type="float" office:value="104933" calcext:value-type="float">
            <text:p>104933</text:p>
          </table:table-cell>
          <table:table-cell office:value-type="float" office:value="76482" calcext:value-type="float">
            <text:p>76482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office:value-type="float" office:value="203821" calcext:value-type="float">
            <text:p>203821</text:p>
          </table:table-cell>
          <table:table-cell office:value-type="float" office:value="203076" calcext:value-type="float">
            <text:p>203076</text:p>
          </table:table-cell>
          <table:table-cell office:value-type="float" office:value="182074" calcext:value-type="float">
            <text:p>182074</text:p>
          </table:table-cell>
          <table:table-cell office:value-type="float" office:value="178486" calcext:value-type="float">
            <text:p>178486</text:p>
          </table:table-cell>
          <table:table-cell office:value-type="float" office:value="153572" calcext:value-type="float">
            <text:p>153572</text:p>
          </table:table-cell>
          <table:table-cell office:value-type="float" office:value="128161" calcext:value-type="float">
            <text:p>128161</text:p>
          </table:table-cell>
          <table:table-cell office:value-type="float" office:value="139154" calcext:value-type="float">
            <text:p>139154</text:p>
          </table:table-cell>
          <table:table-cell office:value-type="float" office:value="183254" calcext:value-type="float">
            <text:p>183254</text:p>
          </table:table-cell>
          <table:table-cell office:value-type="float" office:value="134179" calcext:value-type="float">
            <text:p>134179</text:p>
          </table:table-cell>
        </table:table-row>
      </table:table>
      <table:table table:name="TESTREPS_10" table:style-name="ta1">
        <table:shapes>
          <draw:frame draw:z-index="0" draw:style-name="gr1" draw:text-style-name="P1" svg:width="700.02pt" svg:height="455.3pt" svg:x="-0.77pt" svg:y="364.76pt">
            <draw:object draw:notify-on-update-of-ranges="TESTREPS_10.C16:TESTREPS_10.K16 TESTREPS_10.C16:TESTREPS_10.K16 TESTREPS_10.B18:TESTREPS_10.B18 TESTREPS_10.C18:TESTREPS_10.K18 TESTREPS_10.C16:TESTREPS_10.K16 TESTREPS_10.B14:TESTREPS_10.B14 TESTREPS_10.C14:TESTREPS_10.K14 TESTREPS_10.C16:TESTREPS_10.K16 TESTREPS_10.B11:TESTREPS_10.B11 TESTREPS_10.C11:TESTREPS_10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5pt" svg:y="432.4pt">
            <draw:object draw:notify-on-update-of-ranges="TESTREPS_10.C69:TESTREPS_10.K69 TESTREPS_10.C69:TESTREPS_10.K69 TESTREPS_10.B70:TESTREPS_10.B70 TESTREPS_10.C70:TESTREPS_10.K70 TESTREPS_10.C69:TESTREPS_10.K69 TESTREPS_10.B71:TESTREPS_10.B71 TESTREPS_10.C71:TESTREPS_10.K71 TESTREPS_10.C69:TESTREPS_10.K69 TESTREPS_10.B72:TESTREPS_10.B72 TESTREPS_10.C72:TESTREPS_10.K72 TESTREPS_10.C69:TESTREPS_10.K69 TESTREPS_10.B73:TESTREPS_10.B73 TESTREPS_10.C73:TESTREPS_10.K73 TESTREPS_10.C69:TESTREPS_10.K69 TESTREPS_10.B74:TESTREPS_10.B74 TESTREPS_10.C74:TESTREPS_10.K74 TESTREPS_10.C69:TESTREPS_10.K69 TESTREPS_10.B75:TESTREPS_10.B75 TESTREPS_10.C75:TESTREPS_10.K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4" office:value-type="string" calcext:value-type="string">
            <text:p>256 x 144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7" office:value-type="float" office:value="256" calcext:value-type="float">
            <text:p>256</text:p>
          </table:table-cell>
          <table:table-cell/>
          <table:table-cell table:style-name="ce7" table:number-columns-repeated="9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7" office:value-type="float" office:value="144" calcext:value-type="float">
            <text:p>144</text:p>
          </table:table-cell>
          <table:table-cell/>
          <table:table-cell table:style-name="ce7" table:number-columns-repeated="9"/>
        </table:table-row>
        <table:table-row table:style-name="ro1">
          <table:table-cell table:number-columns-repeated="2"/>
          <table:table-cell table:style-name="ce7" table:number-columns-repeated="9"/>
          <table:table-cell/>
          <table:table-cell table:style-name="ce7" table:number-columns-repeated="9"/>
        </table:table-row>
        <table:table-row table:style-name="ro1">
          <table:table-cell/>
          <table:table-cell table:style-name="ce4" office:value-type="string" calcext:value-type="string">
            <text:p>HorizontalSegments</text:p>
          </table:table-cell>
          <table:table-cell table:style-name="ce4" table:formula="of:=FLOOR(ABS([TESTREPS_10.C6]/[TESTREPS_10.C$16]);1;1)" office:value-type="float" office:value="25" calcext:value-type="float">
            <text:p>25</text:p>
          </table:table-cell>
          <table:table-cell table:style-name="ce4" table:formula="of:=FLOOR(ABS([TESTREPS_10.D6]/[TESTREPS_10.D$16]);1;1)" office:value-type="float" office:value="12" calcext:value-type="float">
            <text:p>12</text:p>
          </table:table-cell>
          <table:table-cell table:style-name="ce4" table:formula="of:=FLOOR(ABS([TESTREPS_10.E6]/[TESTREPS_10.E$16]);1;1)" office:value-type="float" office:value="6" calcext:value-type="float">
            <text:p>6</text:p>
          </table:table-cell>
          <table:table-cell table:style-name="ce4" table:formula="of:=FLOOR(ABS([TESTREPS_10.F6]/[TESTREPS_10.F$16]);1;1)" office:value-type="float" office:value="4" calcext:value-type="float">
            <text:p>4</text:p>
          </table:table-cell>
          <table:table-cell table:style-name="ce4" table:formula="of:=FLOOR(ABS([TESTREPS_10.G6]/[TESTREPS_10.G$16]);1;1)" office:value-type="float" office:value="3" calcext:value-type="float">
            <text:p>3</text:p>
          </table:table-cell>
          <table:table-cell table:style-name="ce4" table:formula="of:=FLOOR(ABS([TESTREPS_10.H6]/[TESTREPS_10.H$16]);1;1)" office:value-type="float" office:value="3" calcext:value-type="float">
            <text:p>3</text:p>
          </table:table-cell>
          <table:table-cell table:style-name="ce4" table:formula="of:=FLOOR(ABS([TESTREPS_10.I6]/[TESTREPS_10.I$16]);1;1)" office:value-type="float" office:value="2" calcext:value-type="float">
            <text:p>2</text:p>
          </table:table-cell>
          <table:table-cell table:style-name="ce4" table:formula="of:=FLOOR(ABS([TESTREPS_10.J6]/[TESTREPS_10.J$16]);1;1)" office:value-type="float" office:value="2" calcext:value-type="float">
            <text:p>2</text:p>
          </table:table-cell>
          <table:table-cell table:style-name="ce4" table:formula="of:=FLOOR(ABS([TESTREPS_10.K6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VeriticalSegments</text:p>
          </table:table-cell>
          <table:table-cell table:style-name="ce4" table:formula="of:=FLOOR(ABS([TESTREPS_10.C7]/[TESTREPS_10.C$16]);1;1)" office:value-type="float" office:value="14" calcext:value-type="float">
            <text:p>14</text:p>
          </table:table-cell>
          <table:table-cell table:style-name="ce4" table:formula="of:=FLOOR(ABS([TESTREPS_10.D7]/[TESTREPS_10.D$16]);1;1)" office:value-type="float" office:value="7" calcext:value-type="float">
            <text:p>7</text:p>
          </table:table-cell>
          <table:table-cell table:style-name="ce4" table:formula="of:=FLOOR(ABS([TESTREPS_10.E7]/[TESTREPS_10.E$16]);1;1)" office:value-type="float" office:value="3" calcext:value-type="float">
            <text:p>3</text:p>
          </table:table-cell>
          <table:table-cell table:style-name="ce4" table:formula="of:=FLOOR(ABS([TESTREPS_10.F7]/[TESTREPS_10.F$16]);1;1)" office:value-type="float" office:value="2" calcext:value-type="float">
            <text:p>2</text:p>
          </table:table-cell>
          <table:table-cell table:style-name="ce4" table:formula="of:=FLOOR(ABS([TESTREPS_10.G7]/[TESTREPS_10.G$16]);1;1)" office:value-type="float" office:value="2" calcext:value-type="float">
            <text:p>2</text:p>
          </table:table-cell>
          <table:table-cell table:style-name="ce4" table:formula="of:=FLOOR(ABS([TESTREPS_10.H7]/[TESTREPS_10.H$16]);1;1)" office:value-type="float" office:value="1" calcext:value-type="float">
            <text:p>1</text:p>
          </table:table-cell>
          <table:table-cell table:style-name="ce4" table:formula="of:=FLOOR(ABS([TESTREPS_10.I7]/[TESTREPS_10.I$16]);1;1)" office:value-type="float" office:value="1" calcext:value-type="float">
            <text:p>1</text:p>
          </table:table-cell>
          <table:table-cell table:style-name="ce4" table:formula="of:=FLOOR(ABS([TESTREPS_10.J7]/[TESTREPS_10.J$16]);1;1)" office:value-type="float" office:value="1" calcext:value-type="float">
            <text:p>1</text:p>
          </table:table-cell>
          <table:table-cell table:style-name="ce4" table:formula="of:=FLOOR(ABS([TESTREPS_10.K7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NumberOfSegments</text:p>
          </table:table-cell>
          <table:table-cell table:style-name="ce4" table:formula="of:=[TESTREPS_10.C9]*[TESTREPS_10.C10]" office:value-type="float" office:value="350" calcext:value-type="float">
            <text:p>350</text:p>
          </table:table-cell>
          <table:table-cell table:style-name="ce4" table:formula="of:=[TESTREPS_10.D9]*[TESTREPS_10.D10]" office:value-type="float" office:value="84" calcext:value-type="float">
            <text:p>84</text:p>
          </table:table-cell>
          <table:table-cell table:style-name="ce4" table:formula="of:=[TESTREPS_10.E9]*[TESTREPS_10.E10]" office:value-type="float" office:value="18" calcext:value-type="float">
            <text:p>18</text:p>
          </table:table-cell>
          <table:table-cell table:style-name="ce4" table:formula="of:=[TESTREPS_10.F9]*[TESTREPS_10.F10]" office:value-type="float" office:value="8" calcext:value-type="float">
            <text:p>8</text:p>
          </table:table-cell>
          <table:table-cell table:style-name="ce4" table:formula="of:=[TESTREPS_10.G9]*[TESTREPS_10.G10]" office:value-type="float" office:value="6" calcext:value-type="float">
            <text:p>6</text:p>
          </table:table-cell>
          <table:table-cell table:style-name="ce4" table:formula="of:=[TESTREPS_10.H9]*[TESTREPS_10.H10]" office:value-type="float" office:value="3" calcext:value-type="float">
            <text:p>3</text:p>
          </table:table-cell>
          <table:table-cell table:style-name="ce4" table:formula="of:=[TESTREPS_10.I9]*[TESTREPS_10.I10]" office:value-type="float" office:value="2" calcext:value-type="float">
            <text:p>2</text:p>
          </table:table-cell>
          <table:table-cell table:style-name="ce4" table:formula="of:=[TESTREPS_10.J9]*[TESTREPS_10.J10]" office:value-type="float" office:value="2" calcext:value-type="float">
            <text:p>2</text:p>
          </table:table-cell>
          <table:table-cell table:style-name="ce4" table:formula="of:=[TESTREPS_10.K9]*[TESTREPS_10.K10]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Horizontal</text:p>
          </table:table-cell>
          <table:table-cell table:style-name="ce5" table:formula="of:=([TESTREPS_10.C9]*[TESTREPS_10.C$16])/[TESTREPS_10.C$6]" office:value-type="float" office:value="0.9765625" calcext:value-type="float">
            <text:p>0.977</text:p>
          </table:table-cell>
          <table:table-cell table:style-name="ce5" table:formula="of:=([TESTREPS_10.D9]*[TESTREPS_10.D$16])/[TESTREPS_10.D$6]" office:value-type="float" office:value="0.9375" calcext:value-type="float">
            <text:p>0.938</text:p>
          </table:table-cell>
          <table:table-cell table:style-name="ce5" table:formula="of:=([TESTREPS_10.E9]*[TESTREPS_10.E$16])/[TESTREPS_10.E$6]" office:value-type="float" office:value="0.9375" calcext:value-type="float">
            <text:p>0.938</text:p>
          </table:table-cell>
          <table:table-cell table:style-name="ce5" table:formula="of:=([TESTREPS_10.F9]*[TESTREPS_10.F$16])/[TESTREPS_10.F$6]" office:value-type="float" office:value="0.9375" calcext:value-type="float">
            <text:p>0.938</text:p>
          </table:table-cell>
          <table:table-cell table:style-name="ce5" table:formula="of:=([TESTREPS_10.G9]*[TESTREPS_10.G$16])/[TESTREPS_10.G$6]" office:value-type="float" office:value="0.8203125" calcext:value-type="float">
            <text:p>0.820</text:p>
          </table:table-cell>
          <table:table-cell table:style-name="ce5" table:formula="of:=([TESTREPS_10.H9]*[TESTREPS_10.H$16])/[TESTREPS_10.H$6]" office:value-type="float" office:value="0.9375" calcext:value-type="float">
            <text:p>0.938</text:p>
          </table:table-cell>
          <table:table-cell table:style-name="ce5" table:formula="of:=([TESTREPS_10.I9]*[TESTREPS_10.I$16])/[TESTREPS_10.I$6]" office:value-type="float" office:value="0.78125" calcext:value-type="float">
            <text:p>0.781</text:p>
          </table:table-cell>
          <table:table-cell table:style-name="ce5" table:formula="of:=([TESTREPS_10.J9]*[TESTREPS_10.J$16])/[TESTREPS_10.J$6]" office:value-type="float" office:value="0.9375" calcext:value-type="float">
            <text:p>0.938</text:p>
          </table:table-cell>
          <table:table-cell table:style-name="ce5" table:formula="of:=([TESTREPS_10.K9]*[TESTREPS_10.K$16])/[TESTREPS_10.K$6]" office:value-type="float" office:value="0.546875" calcext:value-type="float">
            <text:p>0.547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Vertical</text:p>
          </table:table-cell>
          <table:table-cell table:style-name="ce5" table:formula="of:=([TESTREPS_10.C10]*[TESTREPS_10.C$16])/[TESTREPS_10.C$7]" office:value-type="float" office:value="0.972222222222222" calcext:value-type="float">
            <text:p>0.972</text:p>
          </table:table-cell>
          <table:table-cell table:style-name="ce5" table:formula="of:=([TESTREPS_10.D10]*[TESTREPS_10.D$16])/[TESTREPS_10.D$7]" office:value-type="float" office:value="0.972222222222222" calcext:value-type="float">
            <text:p>0.972</text:p>
          </table:table-cell>
          <table:table-cell table:style-name="ce5" table:formula="of:=([TESTREPS_10.E10]*[TESTREPS_10.E$16])/[TESTREPS_10.E$7]" office:value-type="float" office:value="0.833333333333333" calcext:value-type="float">
            <text:p>0.833</text:p>
          </table:table-cell>
          <table:table-cell table:style-name="ce5" table:formula="of:=([TESTREPS_10.F10]*[TESTREPS_10.F$16])/[TESTREPS_10.F$7]" office:value-type="float" office:value="0.833333333333333" calcext:value-type="float">
            <text:p>0.833</text:p>
          </table:table-cell>
          <table:table-cell table:style-name="ce5" table:formula="of:=([TESTREPS_10.G10]*[TESTREPS_10.G$16])/[TESTREPS_10.G$7]" office:value-type="float" office:value="0.972222222222222" calcext:value-type="float">
            <text:p>0.972</text:p>
          </table:table-cell>
          <table:table-cell table:style-name="ce5" table:formula="of:=([TESTREPS_10.H10]*[TESTREPS_10.H$16])/[TESTREPS_10.H$7]" office:value-type="float" office:value="0.555555555555556" calcext:value-type="float">
            <text:p>0.556</text:p>
          </table:table-cell>
          <table:table-cell table:style-name="ce5" table:formula="of:=([TESTREPS_10.I10]*[TESTREPS_10.I$16])/[TESTREPS_10.I$7]" office:value-type="float" office:value="0.694444444444444" calcext:value-type="float">
            <text:p>0.694</text:p>
          </table:table-cell>
          <table:table-cell table:style-name="ce5" table:formula="of:=([TESTREPS_10.J10]*[TESTREPS_10.J$16])/[TESTREPS_10.J$7]" office:value-type="float" office:value="0.833333333333333" calcext:value-type="float">
            <text:p>0.833</text:p>
          </table:table-cell>
          <table:table-cell table:style-name="ce5" table:formula="of:=([TESTREPS_10.K10]*[TESTREPS_10.K$16])/[TESTREPS_10.K$7]" office:value-type="float" office:value="0.972222222222222" calcext:value-type="float">
            <text:p>0.972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6" office:value-type="string" calcext:value-type="string">
            <text:p>AreaCovered</text:p>
          </table:table-cell>
          <table:table-cell table:style-name="ce8" table:formula="of:=(SUM([TESTREPS_10.C12]+[TESTREPS_10.C13])/2)" office:value-type="float" office:value="0.974392361111111" calcext:value-type="float">
            <text:p>0.97</text:p>
          </table:table-cell>
          <table:table-cell table:style-name="ce8" table:formula="of:=(SUM([TESTREPS_10.D12]+[TESTREPS_10.D13])/2)" office:value-type="float" office:value="0.954861111111111" calcext:value-type="float">
            <text:p>0.95</text:p>
          </table:table-cell>
          <table:table-cell table:style-name="ce8" table:formula="of:=(SUM([TESTREPS_10.E12]+[TESTREPS_10.E13])/2)" office:value-type="float" office:value="0.885416666666667" calcext:value-type="float">
            <text:p>0.89</text:p>
          </table:table-cell>
          <table:table-cell table:style-name="ce8" table:formula="of:=(SUM([TESTREPS_10.F12]+[TESTREPS_10.F13])/2)" office:value-type="float" office:value="0.885416666666667" calcext:value-type="float">
            <text:p>0.89</text:p>
          </table:table-cell>
          <table:table-cell table:style-name="ce8" table:formula="of:=(SUM([TESTREPS_10.G12]+[TESTREPS_10.G13])/2)" office:value-type="float" office:value="0.896267361111111" calcext:value-type="float">
            <text:p>0.90</text:p>
          </table:table-cell>
          <table:table-cell table:style-name="ce8" table:formula="of:=(SUM([TESTREPS_10.H12]+[TESTREPS_10.H13])/2)" office:value-type="float" office:value="0.746527777777778" calcext:value-type="float">
            <text:p>0.75</text:p>
          </table:table-cell>
          <table:table-cell table:style-name="ce8" table:formula="of:=(SUM([TESTREPS_10.I12]+[TESTREPS_10.I13])/2)" office:value-type="float" office:value="0.737847222222222" calcext:value-type="float">
            <text:p>0.74</text:p>
          </table:table-cell>
          <table:table-cell table:style-name="ce8" table:formula="of:=(SUM([TESTREPS_10.J12]+[TESTREPS_10.J13])/2)" office:value-type="float" office:value="0.885416666666667" calcext:value-type="float">
            <text:p>0.89</text:p>
          </table:table-cell>
          <table:table-cell table:style-name="ce8" table:formula="of:=(SUM([TESTREPS_10.K12]+[TESTREPS_10.K13])/2)" office:value-type="float" office:value="0.759548611111111" calcext:value-type="float">
            <text:p>0.76</text:p>
          </table:table-cell>
          <table:table-cell/>
          <table:table-cell table:style-name="ce8" table:number-columns-repeated="9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icro FScore</text:p>
          </table:table-cell>
          <table:table-cell office:value-type="float" office:value="0.247088" calcext:value-type="float">
            <text:p>0.247088</text:p>
          </table:table-cell>
          <table:table-cell office:value-type="float" office:value="0.332945" calcext:value-type="float">
            <text:p>0.332945</text:p>
          </table:table-cell>
          <table:table-cell office:value-type="float" office:value="0.494957" calcext:value-type="float">
            <text:p>0.494957</text:p>
          </table:table-cell>
          <table:table-cell office:value-type="float" office:value="0.584348" calcext:value-type="float">
            <text:p>0.58434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acro FScore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323334" calcext:value-type="float">
            <text:p>0.323334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652903" calcext:value-type="float">
            <text:p>0.65290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786242" calcext:value-type="float">
            <text:p>0.786242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0.795992" calcext:value-type="float">
            <text:p>0.79599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527" calcext:value-type="float">
            <text:p>1527</text:p>
          </table:table-cell>
          <table:table-cell office:value-type="float" office:value="493" calcext:value-type="float">
            <text:p>493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8696" calcext:value-type="float">
            <text:p>8696</text:p>
          </table:table-cell>
          <table:table-cell office:value-type="float" office:value="1982" calcext:value-type="float">
            <text:p>1982</text:p>
          </table:table-cell>
          <table:table-cell office:value-type="float" office:value="451" calcext:value-type="float">
            <text:p>451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824" calcext:value-type="float">
            <text:p>1824</text:p>
          </table:table-cell>
          <table:table-cell office:value-type="float" office:value="353" calcext:value-type="float">
            <text:p>353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761" calcext:value-type="float">
            <text:p>761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61" calcext:value-type="float">
            <text:p>9461</text:p>
          </table:table-cell>
          <table:table-cell office:value-type="float" office:value="2274" calcext:value-type="float">
            <text:p>2274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779" calcext:value-type="float">
            <text:p>1779</text:p>
          </table:table-cell>
          <table:table-cell office:value-type="float" office:value="376" calcext:value-type="float">
            <text:p>37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512" calcext:value-type="float">
            <text:p>512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1863" calcext:value-type="float">
            <text:p>1863</text:p>
          </table:table-cell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8462" calcext:value-type="float">
            <text:p>8462</text:p>
          </table:table-cell>
          <table:table-cell office:value-type="float" office:value="2193" calcext:value-type="float">
            <text:p>2193</text:p>
          </table:table-cell>
          <table:table-cell office:value-type="float" office:value="480" calcext:value-type="float">
            <text:p>480</text:p>
          </table:table-cell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588" calcext:value-type="float">
            <text:p>1588</text:p>
          </table:table-cell>
          <table:table-cell office:value-type="float" office:value="415" calcext:value-type="float">
            <text:p>41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799" calcext:value-type="float">
            <text:p>799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42" calcext:value-type="float">
            <text:p>9442</text:p>
          </table:table-cell>
          <table:table-cell office:value-type="float" office:value="2310" calcext:value-type="float">
            <text:p>2310</text:p>
          </table:table-cell>
          <table:table-cell office:value-type="float" office:value="496" calcext:value-type="float">
            <text:p>496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712" calcext:value-type="float">
            <text:p>1712</text:p>
          </table:table-cell>
          <table:table-cell office:value-type="float" office:value="374" calcext:value-type="float">
            <text:p>37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422" calcext:value-type="float">
            <text:p>1422</text:p>
          </table:table-cell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3428" calcext:value-type="float">
            <text:p>3428</text:p>
          </table:table-cell>
          <table:table-cell office:value-type="float" office:value="577" calcext:value-type="float">
            <text:p>57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6800" calcext:value-type="float">
            <text:p>6800</text:p>
          </table:table-cell>
          <table:table-cell office:value-type="float" office:value="1896" calcext:value-type="float">
            <text:p>1896</text:p>
          </table:table-cell>
          <table:table-cell office:value-type="float" office:value="499" calcext:value-type="float">
            <text:p>499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678" calcext:value-type="float">
            <text:p>67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office:value-type="float" office:value="844" calcext:value-type="float">
            <text:p>844</text:p>
          </table:table-cell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office:value-type="float" office:value="9407" calcext:value-type="float">
            <text:p>9407</text:p>
          </table:table-cell>
          <table:table-cell office:value-type="float" office:value="2252" calcext:value-type="float">
            <text:p>2252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office:value-type="float" office:value="1943" calcext:value-type="float">
            <text:p>1943</text:p>
          </table:table-cell>
          <table:table-cell office:value-type="float" office:value="447" calcext:value-type="float">
            <text:p>44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53078" calcext:value-type="float">
            <text:p>0.153078</text:p>
          </table:table-cell>
          <table:table-cell office:value-type="float" office:value="0.234472" calcext:value-type="float">
            <text:p>0.234472</text:p>
          </table:table-cell>
          <table:table-cell office:value-type="float" office:value="0.33871" calcext:value-type="float">
            <text:p>0.33871</text:p>
          </table:table-cell>
          <table:table-cell office:value-type="float" office:value="0.557692" calcext:value-type="float">
            <text:p>0.557692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1" calcext:value-type="float">
            <text:p>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296673" calcext:value-type="float">
            <text:p>0.296673</text:p>
          </table:table-cell>
          <table:table-cell office:value-type="float" office:value="0.387879" calcext:value-type="float">
            <text:p>0.387879</text:p>
          </table:table-cell>
          <table:table-cell office:value-type="float" office:value="0.526667" calcext:value-type="float">
            <text:p>0.526667</text:p>
          </table:table-cell>
          <table:table-cell office:value-type="float" office:value="0.554054" calcext:value-type="float">
            <text:p>0.554054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.23545" calcext:value-type="float">
            <text:p>0.23545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326874" calcext:value-type="float">
            <text:p>0.32687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4444" calcext:value-type="float">
            <text:p>0.544444</text:p>
          </table:table-cell>
          <table:table-cell office:value-type="float" office:value="0.5" calcext:value-type="float">
            <text:p>0.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57143" calcext:value-type="float">
            <text:p>0.85714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293196" calcext:value-type="float">
            <text:p>0.293196</text:p>
          </table:table-cell>
          <table:table-cell office:value-type="float" office:value="0.434868" calcext:value-type="float">
            <text:p>0.43486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156843" calcext:value-type="float">
            <text:p>0.156843</text:p>
          </table:table-cell>
          <table:table-cell office:value-type="float" office:value="0.200704" calcext:value-type="float">
            <text:p>0.200704</text:p>
          </table:table-cell>
          <table:table-cell office:value-type="float" office:value="0.4" calcext:value-type="float">
            <text:p>0.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office:value-type="float" office:value="0.131429" calcext:value-type="float">
            <text:p>0.131429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office:value-type="float" office:value="0.152857" calcext:value-type="float">
            <text:p>0.152857</text:p>
          </table:table-cell>
          <table:table-cell office:value-type="float" office:value="0.253968" calcext:value-type="float">
            <text:p>0.253968</text:p>
          </table:table-cell>
          <table:table-cell office:value-type="float" office:value="0.731481" calcext:value-type="float">
            <text:p>0.73148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office:value-type="float" office:value="0.24381" calcext:value-type="float">
            <text:p>0.24381</text:p>
          </table:table-cell>
          <table:table-cell office:value-type="float" office:value="0.176587" calcext:value-type="float">
            <text:p>0.176587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office:value-type="float" office:value="0.184762" calcext:value-type="float">
            <text:p>0.184762</text:p>
          </table:table-cell>
          <table:table-cell office:value-type="float" office:value="0.257937" calcext:value-type="float">
            <text:p>0.257937</text:p>
          </table:table-cell>
          <table:table-cell office:value-type="float" office:value="0.453704" calcext:value-type="float">
            <text:p>0.45370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office:value-type="float" office:value="0.677143" calcext:value-type="float">
            <text:p>0.67714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office:value-type="float" office:value="0.0747619" calcext:value-type="float">
            <text:p>0.0747619</text:p>
          </table:table-cell>
          <table:table-cell office:value-type="float" office:value="0.113095" calcext:value-type="float">
            <text:p>0.113095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6">
            <text:p>FScore</text:p>
          </table:table-cell>
          <table:table-cell table:style-name="Default" office:value-type="string" calcext:value-type="string">
            <text:p>Grass</text:p>
          </table:table-cell>
          <table:table-cell table:style-name="ce1" office:value-type="float" office:value="0.14143" calcext:value-type="float">
            <text:p>0.14143</text:p>
          </table:table-cell>
          <table:table-cell office:value-type="float" office:value="0.263066" calcext:value-type="float">
            <text:p>0.263066</text:p>
          </table:table-cell>
          <table:table-cell office:value-type="float" office:value="0.362069" calcext:value-type="float">
            <text:p>0.362069</text:p>
          </table:table-cell>
          <table:table-cell office:value-type="float" office:value="0.58" calcext:value-type="float">
            <text:p>0.58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75" calcext:value-type="float">
            <text:p>0.7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833333" calcext:value-type="float">
            <text:p>0.833333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Default" office:value-type="string" calcext:value-type="string">
            <text:p>Hedge</text:p>
          </table:table-cell>
          <table:table-cell office:value-type="float" office:value="0.20176" calcext:value-type="float">
            <text:p>0.20176</text:p>
          </table:table-cell>
          <table:table-cell office:value-type="float" office:value="0.306954" calcext:value-type="float">
            <text:p>0.306954</text:p>
          </table:table-cell>
          <table:table-cell office:value-type="float" office:value="0.612403" calcext:value-type="float">
            <text:p>0.612403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RectPaving</text:p>
          </table:table-cell>
          <table:table-cell office:value-type="float" office:value="0.228827" calcext:value-type="float">
            <text:p>0.228827</text:p>
          </table:table-cell>
          <table:table-cell office:value-type="float" office:value="0.201814" calcext:value-type="float">
            <text:p>0.201814</text:p>
          </table:table-cell>
          <table:table-cell office:value-type="float" office:value="0.329897" calcext:value-type="float">
            <text:p>0.329897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SmallBlocks</text:p>
          </table:table-cell>
          <table:table-cell office:value-type="float" office:value="0.236082" calcext:value-type="float">
            <text:p>0.236082</text:p>
          </table:table-cell>
          <table:table-cell office:value-type="float" office:value="0.315534" calcext:value-type="float">
            <text:p>0.315534</text:p>
          </table:table-cell>
          <table:table-cell office:value-type="float" office:value="0.494949" calcext:value-type="float">
            <text:p>0.49494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" calcext:value-type="float">
            <text:p>0.64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0.923077" calcext:value-type="float">
            <text:p>0.923077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tarmac</text:p>
          </table:table-cell>
          <table:table-cell office:value-type="float" office:value="0.409209" calcext:value-type="float">
            <text:p>0.409209</text:p>
          </table:table-cell>
          <table:table-cell office:value-type="float" office:value="0.582295" calcext:value-type="float">
            <text:p>0.58229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01099" calcext:value-type="float">
            <text:p>0.901099</text:p>
          </table:table-cell>
          <table:table-cell office:value-type="float" office:value="0.826087" calcext:value-type="float">
            <text:p>0.826087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  <table:table-cell office:value-type="float" office:value="0.909091" calcext:value-type="float">
            <text:p>0.909091</text:p>
          </table:table-cell>
          <table: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unevenBricks</text:p>
          </table:table-cell>
          <table:table-cell office:value-type="float" office:value="0.101258" calcext:value-type="float">
            <text:p>0.101258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0.300578" calcext:value-type="float">
            <text:p>0.300578</text:p>
          </table:table-cell>
          <table:table-cell office:value-type="float" office:value="0.289157" calcext:value-type="float">
            <text:p>0.289157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545455" calcext:value-type="float">
            <text:p>0.54545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8181" calcext:value-type="float">
            <text:p>48181</text:p>
          </table:table-cell>
          <table:table-cell office:value-type="float" office:value="47305" calcext:value-type="float">
            <text:p>47305</text:p>
          </table:table-cell>
          <table:table-cell office:value-type="float" office:value="44706" calcext:value-type="float">
            <text:p>44706</text:p>
          </table:table-cell>
          <table:table-cell office:value-type="float" office:value="45256" calcext:value-type="float">
            <text:p>45256</text:p>
          </table:table-cell>
          <table:table-cell office:value-type="float" office:value="45413" calcext:value-type="float">
            <text:p>45413</text:p>
          </table:table-cell>
          <table:table-cell office:value-type="float" office:value="34215" calcext:value-type="float">
            <text:p>34215</text:p>
          </table:table-cell>
          <table:table-cell office:value-type="float" office:value="33087" calcext:value-type="float">
            <text:p>33087</text:p>
          </table:table-cell>
          <table:table-cell office:value-type="float" office:value="44365" calcext:value-type="float">
            <text:p>44365</text:p>
          </table:table-cell>
          <table:table-cell office:value-type="float" office:value="32325" calcext:value-type="float">
            <text:p>323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5287" calcext:value-type="float">
            <text:p>45287</text:p>
          </table:table-cell>
          <table:table-cell office:value-type="float" office:value="44157" calcext:value-type="float">
            <text:p>44157</text:p>
          </table:table-cell>
          <table:table-cell office:value-type="float" office:value="42745" calcext:value-type="float">
            <text:p>42745</text:p>
          </table:table-cell>
          <table:table-cell office:value-type="float" office:value="44112" calcext:value-type="float">
            <text:p>44112</text:p>
          </table:table-cell>
          <table:table-cell office:value-type="float" office:value="43663" calcext:value-type="float">
            <text:p>43663</text:p>
          </table:table-cell>
          <table:table-cell office:value-type="float" office:value="32499" calcext:value-type="float">
            <text:p>32499</text:p>
          </table:table-cell>
          <table:table-cell office:value-type="float" office:value="31796" calcext:value-type="float">
            <text:p>31796</text:p>
          </table:table-cell>
          <table:table-cell office:value-type="float" office:value="42090" calcext:value-type="float">
            <text:p>42090</text:p>
          </table:table-cell>
          <table:table-cell office:value-type="float" office:value="31517" calcext:value-type="float">
            <text:p>315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237198" calcext:value-type="float">
            <text:p>237198</text:p>
          </table:table-cell>
          <table:table-cell office:value-type="float" office:value="226499" calcext:value-type="float">
            <text:p>226499</text:p>
          </table:table-cell>
          <table:table-cell office:value-type="float" office:value="212055" calcext:value-type="float">
            <text:p>212055</text:p>
          </table:table-cell>
          <table:table-cell office:value-type="float" office:value="220674" calcext:value-type="float">
            <text:p>220674</text:p>
          </table:table-cell>
          <table:table-cell office:value-type="float" office:value="162763" calcext:value-type="float">
            <text:p>162763</text:p>
          </table:table-cell>
          <table:table-cell office:value-type="float" office:value="150997" calcext:value-type="float">
            <text:p>150997</text:p>
          </table:table-cell>
          <table:table-cell office:value-type="float" office:value="156647" calcext:value-type="float">
            <text:p>156647</text:p>
          </table:table-cell>
          <table:table-cell office:value-type="float" office:value="221691" calcext:value-type="float">
            <text:p>221691</text:p>
          </table:table-cell>
          <table:table-cell office:value-type="float" office:value="159590" calcext:value-type="float">
            <text:p>15959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30666" calcext:value-type="float">
            <text:p>330666</text:p>
          </table:table-cell>
          <table:table-cell office:value-type="float" office:value="317961" calcext:value-type="float">
            <text:p>317961</text:p>
          </table:table-cell>
          <table:table-cell office:value-type="float" office:value="299506" calcext:value-type="float">
            <text:p>299506</text:p>
          </table:table-cell>
          <table:table-cell office:value-type="float" office:value="310042" calcext:value-type="float">
            <text:p>310042</text:p>
          </table:table-cell>
          <table:table-cell office:value-type="float" office:value="251839" calcext:value-type="float">
            <text:p>251839</text:p>
          </table:table-cell>
          <table:table-cell office:value-type="float" office:value="217711" calcext:value-type="float">
            <text:p>217711</text:p>
          </table:table-cell>
          <table:table-cell office:value-type="float" office:value="221530" calcext:value-type="float">
            <text:p>221530</text:p>
          </table:table-cell>
          <table:table-cell office:value-type="float" office:value="308146" calcext:value-type="float">
            <text:p>308146</text:p>
          </table:table-cell>
          <table:table-cell office:value-type="float" office:value="223432" calcext:value-type="float">
            <text:p>223432</text:p>
          </table:table-cell>
          <table:table-cell table:number-columns-repeated="10"/>
        </table:table-row>
        <table:table-row table:style-name="ro1" table:number-rows-repeated="104849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S_COMB" table:style-name="ta1">
        <table:shapes>
          <draw:frame draw:z-index="0" draw:style-name="gr2" draw:text-style-name="P1" svg:width="453.51pt" svg:height="255.09pt" svg:x="184.17pt" svg:y="184.99pt">
            <draw:object draw:notify-on-update-of-ranges="TESTREPS_COMB.D6:TESTREPS_COMB.L6 TESTREPS_COMB.D6:TESTREPS_COMB.L6 TESTREPS_COMB.C7:TESTREPS_COMB.C7 TESTREPS_COMB.D7:TESTREPS_COMB.L7 TESTREPS_COMB.D6:TESTREPS_COMB.L6 TESTREPS_COMB.C8:TESTREPS_COMB.C8 TESTREPS_COMB.D8:TESTREPS_COMB.L8 TESTREPS_COMB.D6:TESTREPS_COMB.L6 TESTREPS_COMB.C9:TESTREPS_COMB.C9 TESTREPS_COMB.D9:TESTREPS_COMB.L9 TESTREPS_COMB.C3:TESTREPS_COMB.C4 TESTREPS_COMB.B3:TESTREPS_COMB.B3 TESTREPS_COMB.D3:TESTREPS_COMB.D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35188" calcext:value-type="float">
            <text:p>0.235188</text:p>
          </table:table-cell>
          <table:table-cell office:value-type="float" office:value="0.281163" calcext:value-type="float">
            <text:p>0.281163</text:p>
          </table:table-cell>
          <table:table-cell office:value-type="float" office:value="0.36886" calcext:value-type="float">
            <text:p>0.36886</text:p>
          </table:table-cell>
          <table:table-cell office:value-type="float" office:value="0.458161" calcext:value-type="float">
            <text:p>0.458161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542293" calcext:value-type="float">
            <text:p>0.542293</text:p>
          </table:table-cell>
          <table:table-cell office:value-type="float" office:value="0.501303" calcext:value-type="float">
            <text:p>0.501303</text:p>
          </table:table-cell>
          <table:table-cell office:value-type="float" office:value="0.625796" calcext:value-type="float">
            <text:p>0.62579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457281" calcext:value-type="float">
            <text:p>0.457281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669862" calcext:value-type="float">
            <text:p>0.669862</text:p>
          </table:table-cell>
          <table:table-cell office:value-type="float" office:value="0.783274" calcext:value-type="float">
            <text:p>0.783274</text:p>
          </table:table-cell>
          <table:table-cell office:value-type="float" office:value="0.771882" calcext:value-type="float">
            <text:p>0.771882</text:p>
          </table:table-cell>
          <table:table-cell office:value-type="float" office:value="0.667855" calcext:value-type="float">
            <text:p>0.66785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323334" calcext:value-type="float">
            <text:p>0.323334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652903" calcext:value-type="float">
            <text:p>0.65290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786242" calcext:value-type="float">
            <text:p>0.786242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0.795992" calcext:value-type="float">
            <text:p>0.795992</text:p>
          </table:table-cell>
        </table:table-row>
      </table:table>
      <table:table table:name="TESTREPEATS_ALL_FAST" table:style-name="ta1">
        <table:shapes>
          <draw:frame draw:z-index="0" draw:style-name="gr1" draw:text-style-name="P1" svg:width="453.51pt" svg:height="255.09pt" svg:x="877.41pt" svg:y="33.9pt">
            <draw:object draw:notify-on-update-of-ranges="TESTREPEATS_ALL_FAST.C5:TESTREPEATS_ALL_FAST.L5 TESTREPEATS_ALL_FAST.B6:TESTREPEATS_ALL_FAST.B6 TESTREPEATS_ALL_FAST.C6:TESTREPEATS_ALL_FAST.L6 TESTREPEATS_ALL_FAST.B8:TESTREPEATS_ALL_FAST.B8 TESTREPEATS_ALL_FAST.C8:TESTREPEATS_ALL_FAST.L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ofTESTIMGS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TESTREPEATS_ALL_FAST.$C$2]/([TESTREPEATS_ALL_FAST.C68]/1000)" office:value-type="float" office:value="1.8187329493786" calcext:value-type="float">
            <text:p>1.819</text:p>
          </table:table-cell>
          <table:table-cell table:style-name="ce2" table:formula="of:=[TESTREPEATS_ALL_FAST.$C$2]/([TESTREPEATS_ALL_FAST.D68]/1000)" office:value-type="float" office:value="1.10595680624251" calcext:value-type="float">
            <text:p>1.106</text:p>
          </table:table-cell>
          <table:table-cell table:style-name="ce2" table:formula="of:=[TESTREPEATS_ALL_FAST.$C$2]/([TESTREPEATS_ALL_FAST.E68]/1000)" office:value-type="float" office:value="0.743494423791822" calcext:value-type="float">
            <text:p>0.743</text:p>
          </table:table-cell>
          <table:table-cell table:style-name="ce2" table:formula="of:=[TESTREPEATS_ALL_FAST.$C$2]/([TESTREPEATS_ALL_FAST.F68]/1000)" office:value-type="float" office:value="0.589951165153551" calcext:value-type="float">
            <text:p>0.590</text:p>
          </table:table-cell>
          <table:table-cell table:style-name="ce2" table:formula="of:=[TESTREPEATS_ALL_FAST.$C$2]/([TESTREPEATS_ALL_FAST.G68]/1000)" office:value-type="float" office:value="0.480461242793081" calcext:value-type="float">
            <text:p>0.480</text:p>
          </table:table-cell>
          <table:table-cell table:style-name="ce2" table:formula="of:=[TESTREPEATS_ALL_FAST.$C$2]/([TESTREPEATS_ALL_FAST.H68]/1000)" office:value-type="float" office:value="0.397000441111601" calcext:value-type="float">
            <text:p>0.397</text:p>
          </table:table-cell>
          <table:table-cell table:style-name="ce2" table:formula="of:=[TESTREPEATS_ALL_FAST.$C$2]/([TESTREPEATS_ALL_FAST.I68]/1000)" office:value-type="float" office:value="0.342478785341908" calcext:value-type="float">
            <text:p>0.342</text:p>
          </table:table-cell>
          <table:table-cell table:style-name="ce2" table:formula="of:=[TESTREPEATS_ALL_FAST.$C$2]/([TESTREPEATS_ALL_FAST.J68]/1000)" office:value-type="float" office:value="0.303502929646335" calcext:value-type="float">
            <text:p>0.304</text:p>
          </table:table-cell>
          <table:table-cell table:style-name="ce2" table:formula="of:=[TESTREPEATS_ALL_FAST.$C$2]/([TESTREPEATS_ALL_FAST.K68]/1000)" office:value-type="float" office:value="0.271548505351768" calcext:value-type="float">
            <text:p>0.272</text:p>
          </table:table-cell>
          <table:table-cell table:style-name="ce2" table:formula="of:=[TESTREPEATS_ALL_FAST.$C$2]/([TESTREPEATS_ALL_FAST.L68]/1000)" office:value-type="float" office:value="0.245221584948844" calcext:value-type="float">
            <text:p>0.245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2" office:value-type="float" office:value="0.529617" calcext:value-type="float">
            <text:p>0.530</text:p>
          </table:table-cell>
          <table:table-cell table:style-name="ce2" office:value-type="float" office:value="0.541667" calcext:value-type="float">
            <text:p>0.542</text:p>
          </table:table-cell>
          <table:table-cell table:style-name="ce2" office:value-type="float" office:value="0.634146" calcext:value-type="float">
            <text:p>0.634</text:p>
          </table:table-cell>
          <table:table-cell table:style-name="ce2" office:value-type="float" office:value="0.58042" calcext:value-type="float">
            <text:p>0.580</text:p>
          </table:table-cell>
          <table:table-cell table:style-name="ce2" office:value-type="float" office:value="0.631944" calcext:value-type="float">
            <text:p>0.632</text:p>
          </table:table-cell>
          <table:table-cell table:style-name="ce2" office:value-type="float" office:value="0.620209" calcext:value-type="float">
            <text:p>0.620</text:p>
          </table:table-cell>
          <table:table-cell table:style-name="ce2" office:value-type="float" office:value="0.655052" calcext:value-type="float">
            <text:p>0.655</text:p>
          </table:table-cell>
          <table:table-cell table:number-columns-repeated="3" table:style-name="ce2" office:value-type="float" office:value="0.652778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2" office:value-type="float" office:value="0.540065" calcext:value-type="float">
            <text:p>0.540</text:p>
          </table:table-cell>
          <table:table-cell table:style-name="ce2" office:value-type="float" office:value="0.546585" calcext:value-type="float">
            <text:p>0.547</text:p>
          </table:table-cell>
          <table:table-cell table:style-name="ce2" office:value-type="float" office:value="0.641184" calcext:value-type="float">
            <text:p>0.641</text:p>
          </table:table-cell>
          <table:table-cell table:style-name="ce2" office:value-type="float" office:value="0.589997" calcext:value-type="float">
            <text:p>0.590</text:p>
          </table:table-cell>
          <table:table-cell table:style-name="ce2" office:value-type="float" office:value="0.639647" calcext:value-type="float">
            <text:p>0.640</text:p>
          </table:table-cell>
          <table:table-cell table:style-name="ce2" office:value-type="float" office:value="0.631921" calcext:value-type="float">
            <text:p>0.632</text:p>
          </table:table-cell>
          <table:table-cell table:style-name="ce2" office:value-type="float" office:value="0.664776" calcext:value-type="float">
            <text:p>0.665</text:p>
          </table:table-cell>
          <table:table-cell table:style-name="ce2" office:value-type="float" office:value="0.660502" calcext:value-type="float">
            <text:p>0.661</text:p>
          </table:table-cell>
          <table:table-cell table:style-name="ce2" office:value-type="float" office:value="0.665125" calcext:value-type="float">
            <text:p>0.665</text:p>
          </table:table-cell>
          <table:table-cell table:style-name="ce2" office:value-type="float" office:value="0.666463" calcext:value-type="float">
            <text:p>0.66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" calcext:value-type="float">
            <text:p>0.4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459459" calcext:value-type="float">
            <text:p>0.459459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486486" calcext:value-type="float">
            <text:p>0.486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36364" calcext:value-type="float">
            <text:p>0.636364</text:p>
          </table:table-cell>
          <table:table-cell table:number-columns-repeated="2" office:value-type="float" office:value="0.615385" calcext:value-type="float">
            <text:p>0.6153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692308" calcext:value-type="float">
            <text:p>0.692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0.727273" calcext:value-type="float">
            <text:p>0.727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4545" calcext:value-type="float">
            <text:p>0.9545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5" calcext:value-type="float">
            <text:p>0.4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.333333" calcext:value-type="float">
            <text:p>0.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0.958333" calcext:value-type="float">
            <text:p>0.958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39683" calcext:value-type="float">
            <text:p>0.539683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590164" calcext:value-type="float">
            <text:p>0.590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08696" calcext:value-type="float">
            <text:p>0.60869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86486" calcext:value-type="float">
            <text:p>0.486486</text:p>
          </table:table-cell>
          <table:table-cell table:number-columns-repeated="3" office:value-type="float" office:value="0.457143" calcext:value-type="float">
            <text:p>0.457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16981" calcext:value-type="float">
            <text:p>0.7169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4694" calcext:value-type="float">
            <text:p>0.734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56522" calcext:value-type="float">
            <text:p>0.956522</text:p>
          </table:table-cell>
          <table:table-cell table:number-columns-repeated="2" office:value-type="float" office:value="0.978723" calcext:value-type="float">
            <text:p>0.978723</text:p>
          </table:table-cell>
          <table:table-cell office:value-type="float" office:value="0.93617" calcext:value-type="float">
            <text:p>0.93617</text:p>
          </table:table-cell>
          <table:table-cell office:value-type="float" office:value="0.933333" calcext:value-type="float">
            <text:p>0.9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3933" calcext:value-type="float">
            <text:p>43933</text:p>
          </table:table-cell>
          <table:table-cell office:value-type="float" office:value="49348" calcext:value-type="float">
            <text:p>49348</text:p>
          </table:table-cell>
          <table:table-cell office:value-type="float" office:value="43764" calcext:value-type="float">
            <text:p>43764</text:p>
          </table:table-cell>
          <table:table-cell office:value-type="float" office:value="43509" calcext:value-type="float">
            <text:p>43509</text:p>
          </table:table-cell>
          <table:table-cell office:value-type="float" office:value="43213" calcext:value-type="float">
            <text:p>43213</text:p>
          </table:table-cell>
          <table:table-cell office:value-type="float" office:value="43743" calcext:value-type="float">
            <text:p>43743</text:p>
          </table:table-cell>
          <table:table-cell office:value-type="float" office:value="43862" calcext:value-type="float">
            <text:p>43862</text:p>
          </table:table-cell>
          <table:table-cell office:value-type="float" office:value="43451" calcext:value-type="float">
            <text:p>43451</text:p>
          </table:table-cell>
          <table:table-cell office:value-type="float" office:value="43648" calcext:value-type="float">
            <text:p>43648</text:p>
          </table:table-cell>
          <table:table-cell office:value-type="float" office:value="44437" calcext:value-type="float">
            <text:p>444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2050" calcext:value-type="float">
            <text:p>42050</text:p>
          </table:table-cell>
          <table:table-cell office:value-type="float" office:value="42422" calcext:value-type="float">
            <text:p>42422</text:p>
          </table:table-cell>
          <table:table-cell office:value-type="float" office:value="43156" calcext:value-type="float">
            <text:p>43156</text:p>
          </table:table-cell>
          <table:table-cell office:value-type="float" office:value="41825" calcext:value-type="float">
            <text:p>41825</text:p>
          </table:table-cell>
          <table:table-cell office:value-type="float" office:value="42054" calcext:value-type="float">
            <text:p>42054</text:p>
          </table:table-cell>
          <table:table-cell office:value-type="float" office:value="42817" calcext:value-type="float">
            <text:p>42817</text:p>
          </table:table-cell>
          <table:table-cell office:value-type="float" office:value="42632" calcext:value-type="float">
            <text:p>42632</text:p>
          </table:table-cell>
          <table:table-cell office:value-type="float" office:value="42223" calcext:value-type="float">
            <text:p>42223</text:p>
          </table:table-cell>
          <table:table-cell office:value-type="float" office:value="41901" calcext:value-type="float">
            <text:p>41901</text:p>
          </table:table-cell>
          <table:table-cell office:value-type="float" office:value="41956" calcext:value-type="float">
            <text:p>419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19794" calcext:value-type="float">
            <text:p>19794</text:p>
          </table:table-cell>
          <table:table-cell office:value-type="float" office:value="32551" calcext:value-type="float">
            <text:p>32551</text:p>
          </table:table-cell>
          <table:table-cell office:value-type="float" office:value="48420" calcext:value-type="float">
            <text:p>48420</text:p>
          </table:table-cell>
          <table:table-cell office:value-type="float" office:value="61022" calcext:value-type="float">
            <text:p>61022</text:p>
          </table:table-cell>
          <table:table-cell office:value-type="float" office:value="74928" calcext:value-type="float">
            <text:p>74928</text:p>
          </table:table-cell>
          <table:table-cell office:value-type="float" office:value="90680" calcext:value-type="float">
            <text:p>90680</text:p>
          </table:table-cell>
          <table:table-cell office:value-type="float" office:value="105116" calcext:value-type="float">
            <text:p>105116</text:p>
          </table:table-cell>
          <table:table-cell office:value-type="float" office:value="118615" calcext:value-type="float">
            <text:p>118615</text:p>
          </table:table-cell>
          <table:table-cell office:value-type="float" office:value="132573" calcext:value-type="float">
            <text:p>132573</text:p>
          </table:table-cell>
          <table:table-cell office:value-type="float" office:value="146806" calcext:value-type="float">
            <text:p>146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05777" calcext:value-type="float">
            <text:p>105777</text:p>
          </table:table-cell>
          <table:table-cell office:value-type="float" office:value="124321" calcext:value-type="float">
            <text:p>124321</text:p>
          </table:table-cell>
          <table:table-cell office:value-type="float" office:value="135340" calcext:value-type="float">
            <text:p>135340</text:p>
          </table:table-cell>
          <table:table-cell office:value-type="float" office:value="146356" calcext:value-type="float">
            <text:p>146356</text:p>
          </table:table-cell>
          <table:table-cell office:value-type="float" office:value="160195" calcext:value-type="float">
            <text:p>160195</text:p>
          </table:table-cell>
          <table:table-cell office:value-type="float" office:value="177240" calcext:value-type="float">
            <text:p>177240</text:p>
          </table:table-cell>
          <table:table-cell office:value-type="float" office:value="191610" calcext:value-type="float">
            <text:p>191610</text:p>
          </table:table-cell>
          <table:table-cell office:value-type="float" office:value="204289" calcext:value-type="float">
            <text:p>204289</text:p>
          </table:table-cell>
          <table:table-cell office:value-type="float" office:value="218122" calcext:value-type="float">
            <text:p>218122</text:p>
          </table:table-cell>
          <table:table-cell office:value-type="float" office:value="233199" calcext:value-type="float">
            <text:p>233199</text:p>
          </table:table-cell>
          <table:table-cell table:number-columns-repeated="2"/>
        </table:table-row>
        <table:table-row table:style-name="ro1" table:number-rows-repeated="10485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8:56:42.080595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09:07.314601952</dc:date>
    <meta:editing-duration>P2DT16H59M33S</meta:editing-duration>
    <meta:editing-cycles>132</meta:editing-cycles>
    <meta:document-statistic meta:table-count="6" meta:cell-count="27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6cm" svg:height="16.063cm" xlink:href=".." xlink:type="simple" chart:class="chart:scatter" chart:style-name="ch1">
        <chart:legend chart:legend-position="end" svg:x="20.23cm" svg:y="7.234cm" style:legend-expansion="high" chart:style-name="ch2"/>
        <chart:plot-area chart:style-name="ch3" table:cell-range-address="TESTREPS_10.C16:TESTREPS_10.K16 TESTREPS_10.B18:TESTREPS_10.K18 TESTREPS_10.B14:TESTREPS_10.K14 TESTREPS_10.B11:TESTREPS_10.K11" chart:data-source-has-labels="both" svg:x="2.582cm" svg:y="0.531cm" svg:width="15.584cm" svg:height="12.997cm">
          <chartooo:coordinate-region svg:x="3.221cm" svg:y="0.731cm" svg:width="14.137cm" svg:height="12.15cm"/>
          <chart:axis chart:dimension="x" chart:name="primary-x" chart:style-name="ch4" chartooo:axis-type="auto">
            <chart:title svg:x="9.1cm" svg:y="13.849cm" chart:style-name="ch5">
              <text:p>CropSize(Pixels)</text:p>
            </chart:title>
            <chart:categories table:cell-range-address="TESTREPS_10.C16:TESTREPS_10.K16"/>
          </chart:axis>
          <chart:axis chart:dimension="y" chart:name="primary-y" chart:style-name="ch6">
            <chart:title svg:x="1.529cm" svg:y="8.052cm" chart:style-name="ch7">
              <text:p>MacroFSco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REPS_10.C18:TESTREPS_10.K18" chart:label-cell-address="TESTREPS_10.B18:TESTREPS_10.B18" chart:class="chart:scatter">
            <chart:domain table:cell-range-address="TESTREPS_10.C16:TESTREPS_10.K16"/>
            <chart:data-point chart:repeated="9"/>
          </chart:series>
          <chart:series chart:attached-axis="primary-y" chart:style-name="ch11" chart:values-cell-range-address="TESTREPS_10.C14:TESTREPS_10.K14" chart:label-cell-address="TESTREPS_10.B14:TESTREPS_10.B14" chart:class="chart:scatter">
            <chart:data-point chart:repeated="9"/>
          </chart:series>
          <chart:series chart:attached-axis="secondary-y" chart:style-name="ch12" chart:values-cell-range-address="TESTREPS_10.C11:TESTREPS_10.K11" chart:label-cell-address="TESTREPS_10.B11:TESTREPS_10.B1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0.B18:TESTREPS_10.B18</svg:desc>
                </draw:g>
              </table:table-cell>
              <table:table-cell office:value-type="float" office:value="0.242236">
                <text:p>0.242236</text:p>
                <draw:g>
                  <svg:desc>TESTREPS_10.C18:TESTREPS_10.K18</svg:desc>
                </draw:g>
              </table:table-cell>
              <table:table-cell office:value-type="float" office:value="0.323334">
                <text:p>0.323334</text:p>
              </table:table-cell>
              <table:table-cell office:value-type="float" office:value="0.488118">
                <text:p>0.488118</text:p>
              </table:table-cell>
              <table:table-cell office:value-type="float" office:value="0.58451">
                <text:p>0.58451</text:p>
              </table:table-cell>
              <table:table-cell office:value-type="float" office:value="0.652903">
                <text:p>0.652903</text:p>
              </table:table-cell>
              <table:table-cell office:value-type="float" office:value="0.73318">
                <text:p>0.73318</text:p>
              </table:table-cell>
              <table:table-cell office:value-type="float" office:value="0.786242">
                <text:p>0.786242</text:p>
              </table:table-cell>
              <table:table-cell office:value-type="float" office:value="0.832503">
                <text:p>0.832503</text:p>
              </table:table-cell>
              <table:table-cell office:value-type="float" office:value="0.795992">
                <text:p>0.795992</text:p>
              </table:table-cell>
            </table:table-row>
            <table:table-row>
              <table:table-cell office:value-type="string">
                <text:p>AreaCovered</text:p>
                <draw:g>
                  <svg:desc>TESTREPS_10.B14:TESTREPS_10.B14</svg:desc>
                </draw:g>
              </table:table-cell>
              <table:table-cell office:value-type="float" office:value="0.974392361111111">
                <text:p>0.974392361111111</text:p>
                <draw:g>
                  <svg:desc>TESTREPS_10.C14:TESTREPS_10.K14</svg:desc>
                </draw:g>
              </table:table-cell>
              <table:table-cell office:value-type="float" office:value="0.954861111111111">
                <text:p>0.9548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NumberOfSegments</text:p>
                <draw:g>
                  <svg:desc>TESTREPS_10.B11:TESTREPS_10.B11</svg:desc>
                </draw:g>
              </table:table-cell>
              <table:table-cell office:value-type="float" office:value="350">
                <text:p>350</text:p>
                <draw:g>
                  <svg:desc>TESTREPS_10.C11:TESTREPS_10.K11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2.956cm" style:legend-expansion="high" chart:style-name="ch2"/>
        <chart:plot-area chart:style-name="ch3" table:cell-range-address="TESTREPS_10.B69:TESTREPS_10.K75" chart:data-source-has-labels="both" svg:x="1.331cm" svg:y="0.18cm" svg:width="10.915cm" svg:height="7.659cm">
          <chartooo:coordinate-region svg:x="2.058cm" svg:y="0.38cm" svg:width="9.908cm" svg:height="6.812cm"/>
          <chart:axis chart:dimension="x" chart:name="primary-x" chart:style-name="ch4" chartooo:axis-type="auto">
            <chart:title svg:x="5.514cm" svg:y="8.019cm" chart:style-name="ch5">
              <text:p>CropSize(Pixels)</text:p>
            </chart:title>
            <chart:categories table:cell-range-address="TESTREPS_10.C69:TESTREPS_10.K69"/>
          </chart:axis>
          <chart:axis chart:dimension="y" chart:name="primary-y" chart:style-name="ch4">
            <chart:title svg:x="0.451cm" svg:y="5.032cm" chart:style-name="ch6">
              <text:p>MacroFScore</text:p>
            </chart:title>
            <chart:grid chart:style-name="ch7" chart:class="major"/>
          </chart:axis>
          <chart:series chart:style-name="ch8" chart:values-cell-range-address="TESTREPS_10.C70:TESTREPS_10.K70" chart:label-cell-address="TESTREPS_10.B70:TESTREPS_10.B70" chart:class="chart:scatter">
            <chart:domain table:cell-range-address="TESTREPS_10.C69:TESTREPS_10.K69"/>
            <chart:data-point chart:repeated="9"/>
          </chart:series>
          <chart:series chart:style-name="ch9" chart:values-cell-range-address="TESTREPS_10.C71:TESTREPS_10.K71" chart:label-cell-address="TESTREPS_10.B71:TESTREPS_10.B71" chart:class="chart:scatter">
            <chart:data-point chart:repeated="9"/>
          </chart:series>
          <chart:series chart:style-name="ch10" chart:values-cell-range-address="TESTREPS_10.C72:TESTREPS_10.K72" chart:label-cell-address="TESTREPS_10.B72:TESTREPS_10.B72" chart:class="chart:scatter">
            <chart:data-point chart:repeated="9"/>
          </chart:series>
          <chart:series chart:style-name="ch11" chart:values-cell-range-address="TESTREPS_10.C73:TESTREPS_10.K73" chart:label-cell-address="TESTREPS_10.B73:TESTREPS_10.B73" chart:class="chart:scatter">
            <chart:data-point chart:repeated="9"/>
          </chart:series>
          <chart:series chart:style-name="ch12" chart:values-cell-range-address="TESTREPS_10.C74:TESTREPS_10.K74" chart:label-cell-address="TESTREPS_10.B74:TESTREPS_10.B74" chart:class="chart:scatter">
            <chart:data-point chart:repeated="9"/>
          </chart:series>
          <chart:series chart:style-name="ch13" chart:values-cell-range-address="TESTREPS_10.C75:TESTREPS_10.K75" chart:label-cell-address="TESTREPS_10.B75:TESTREPS_10.B75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69:TESTREPS_10.K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0.C69:TESTREPS_10.K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rass</text:p>
                <draw:g>
                  <svg:desc>TESTREPS_10.B70:TESTREPS_10.B70</svg:desc>
                </draw:g>
              </table:table-cell>
              <table:table-cell office:value-type="float" office:value="0.14143">
                <text:p>0.14143</text:p>
                <draw:g>
                  <svg:desc>TESTREPS_10.C70:TESTREPS_10.K70</svg:desc>
                </draw:g>
              </table:table-cell>
              <table:table-cell office:value-type="float" office:value="0.263066">
                <text:p>0.263066</text:p>
              </table:table-cell>
              <table:table-cell office:value-type="float" office:value="0.362069">
                <text:p>0.362069</text:p>
              </table:table-cell>
              <table:table-cell office:value-type="float" office:value="0.58">
                <text:p>0.58</text:p>
              </table:table-cell>
              <table:table-cell office:value-type="float" office:value="0.566038">
                <text:p>0.566038</text:p>
              </table:table-cell>
              <table:table-cell office:value-type="float" office:value="0.75">
                <text:p>0.75</text:p>
              </table:table-cell>
              <table:table-cell office:value-type="float" office:value="0.909091">
                <text:p>0.909091</text:p>
              </table:table-cell>
              <table:table-cell office:value-type="float" office:value="0.869565">
                <text:p>0.86956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Hedge</text:p>
                <draw:g>
                  <svg:desc>TESTREPS_10.B71:TESTREPS_10.B71</svg:desc>
                </draw:g>
              </table:table-cell>
              <table:table-cell office:value-type="float" office:value="0.20176">
                <text:p>0.20176</text:p>
                <draw:g>
                  <svg:desc>TESTREPS_10.C71:TESTREPS_10.K71</svg:desc>
                </draw:g>
              </table:table-cell>
              <table:table-cell office:value-type="float" office:value="0.306954">
                <text:p>0.306954</text:p>
              </table:table-cell>
              <table:table-cell office:value-type="float" office:value="0.612403">
                <text:p>0.612403</text:p>
              </table:table-cell>
              <table:table-cell office:value-type="float" office:value="0.672131">
                <text:p>0.672131</text:p>
              </table:table-cell>
              <table:table-cell office:value-type="float" office:value="0.709677">
                <text:p>0.709677</text:p>
              </table:table-cell>
              <table:table-cell office:value-type="float" office:value="0.731707">
                <text:p>0.731707</text:p>
              </table:table-cell>
              <table:table-cell office:value-type="float" office:value="0.814815">
                <text:p>0.814815</text:p>
              </table:table-cell>
              <table:table-cell office:value-type="float" office:value="0.888889">
                <text:p>0.8888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RectPaving</text:p>
                <draw:g>
                  <svg:desc>TESTREPS_10.B72:TESTREPS_10.B72</svg:desc>
                </draw:g>
              </table:table-cell>
              <table:table-cell office:value-type="float" office:value="0.228827">
                <text:p>0.228827</text:p>
                <draw:g>
                  <svg:desc>TESTREPS_10.C72:TESTREPS_10.K72</svg:desc>
                </draw:g>
              </table:table-cell>
              <table:table-cell office:value-type="float" office:value="0.201814">
                <text:p>0.201814</text:p>
              </table:table-cell>
              <table:table-cell office:value-type="float" office:value="0.329897">
                <text:p>0.329897</text:p>
              </table:table-cell>
              <table:table-cell office:value-type="float" office:value="0.493827">
                <text:p>0.493827</text:p>
              </table:table-cell>
              <table:table-cell office:value-type="float" office:value="0.652174">
                <text:p>0.652174</text:p>
              </table:table-cell>
              <table:table-cell office:value-type="float" office:value="0.606061">
                <text:p>0.606061</text:p>
              </table:table-cell>
              <table:table-cell office:value-type="float" office:value="0.692308">
                <text:p>0.692308</text:p>
              </table:table-cell>
              <table:table-cell office:value-type="float" office:value="0.833333">
                <text:p>0.8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SmallBlocks</text:p>
                <draw:g>
                  <svg:desc>TESTREPS_10.B73:TESTREPS_10.B73</svg:desc>
                </draw:g>
              </table:table-cell>
              <table:table-cell office:value-type="float" office:value="0.236082">
                <text:p>0.236082</text:p>
                <draw:g>
                  <svg:desc>TESTREPS_10.C73:TESTREPS_10.K73</svg:desc>
                </draw:g>
              </table:table-cell>
              <table:table-cell office:value-type="float" office:value="0.315534">
                <text:p>0.315534</text:p>
              </table:table-cell>
              <table:table-cell office:value-type="float" office:value="0.494949">
                <text:p>0.494949</text:p>
              </table:table-cell>
              <table:table-cell office:value-type="float" office:value="0.510204">
                <text:p>0.510204</text:p>
              </table:table-cell>
              <table:table-cell office:value-type="float" office:value="0.514286">
                <text:p>0.514286</text:p>
              </table:table-cell>
              <table:table-cell office:value-type="float" office:value="0.722222">
                <text:p>0.722222</text:p>
              </table:table-cell>
              <table:table-cell office:value-type="float" office:value="0.64">
                <text:p>0.64</text:p>
              </table:table-cell>
              <table:table-cell office:value-type="float" office:value="0.814815">
                <text:p>0.814815</text:p>
              </table:table-cell>
              <table:table-cell office:value-type="float" office:value="0.923077">
                <text:p>0.923077</text:p>
              </table:table-cell>
            </table:table-row>
            <table:table-row>
              <table:table-cell office:value-type="string">
                <text:p>tarmac</text:p>
                <draw:g>
                  <svg:desc>TESTREPS_10.B74:TESTREPS_10.B74</svg:desc>
                </draw:g>
              </table:table-cell>
              <table:table-cell office:value-type="float" office:value="0.409209">
                <text:p>0.409209</text:p>
                <draw:g>
                  <svg:desc>TESTREPS_10.C74:TESTREPS_10.K74</svg:desc>
                </draw:g>
              </table:table-cell>
              <table:table-cell office:value-type="float" office:value="0.582295">
                <text:p>0.582295</text:p>
              </table:table-cell>
              <table:table-cell office:value-type="float" office:value="0.777778">
                <text:p>0.777778</text:p>
              </table:table-cell>
              <table:table-cell office:value-type="float" office:value="0.901099">
                <text:p>0.901099</text:p>
              </table:table-cell>
              <table:table-cell office:value-type="float" office:value="0.826087">
                <text:p>0.826087</text:p>
              </table:table-cell>
              <table:table-cell office:value-type="float" office:value="0.947368">
                <text:p>0.947368</text:p>
              </table:table-cell>
              <table:table-cell office:value-type="float" office:value="0.956522">
                <text:p>0.956522</text:p>
              </table:table-cell>
              <table:table-cell office:value-type="float" office:value="1">
                <text:p>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S_10.B75:TESTREPS_10.B75</svg:desc>
                </draw:g>
              </table:table-cell>
              <table:table-cell office:value-type="float" office:value="0.101258">
                <text:p>0.101258</text:p>
                <draw:g>
                  <svg:desc>TESTREPS_10.C75:TESTREPS_10.K75</svg:desc>
                </draw:g>
              </table:table-cell>
              <table:table-cell office:value-type="float" office:value="0.14467">
                <text:p>0.14467</text:p>
              </table:table-cell>
              <table:table-cell office:value-type="float" office:value="0.300578">
                <text:p>0.300578</text:p>
              </table:table-cell>
              <table:table-cell office:value-type="float" office:value="0.289157">
                <text:p>0.289157</text:p>
              </table:table-cell>
              <table:table-cell office:value-type="float" office:value="0.521739">
                <text:p>0.521739</text:p>
              </table:table-cell>
              <table:table-cell office:value-type="float" office:value="0.611111">
                <text:p>0.611111</text:p>
              </table:table-cell>
              <table:table-cell office:value-type="float" office:value="0.666667">
                <text:p>0.666667</text:p>
              </table:table-cell>
              <table:table-cell office:value-type="float" office:value="0.526316">
                <text:p>0.526316</text:p>
              </table:table-cell>
              <table:table-cell office:value-type="float" office:value="0.545455">
                <text:p>0.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821cm" svg:y="0.316cm" chart:style-name="ch2">
          <text:p>Cropsize: Resolution 256 x 144</text:p>
        </chart:title>
        <chart:subtitle svg:x="7.043cm" svg:y="1.301cm" chart:style-name="ch3">
          <text:p>0 Repeats</text:p>
        </chart:subtitle>
        <chart:legend svg:x="10.238cm" svg:y="8.052cm" style:legend-expansion="custom" chartooo:width="5.166cm" chartooo:height="0.428cm" style:legend-expansion-aspect-ratio="12.0700934579439" chart:style-name="ch4"/>
        <chart:plot-area chart:style-name="ch5" table:cell-range-address="TESTREPS_1EXTRA.C11:TESTREPS_1EXTRA.V11 TESTREPS_1EXTRA.B13:TESTREPS_1EXTRA.V13 TESTREPS_1EXTRA.B9:TESTREPS_1EXTRA.V9 TESTREPS_1EXTRA.B3:TESTREPS_1EXTRA.B3 TESTREPS_1EXTRA.D3:TESTREPS_1EXTRA.D4" chart:data-source-has-labels="both" svg:x="1.331cm" svg:y="2.19cm" svg:width="13.468cm" svg:height="5.649cm">
          <chartooo:coordinate-region svg:x="2.058cm" svg:y="2.389cm" svg:width="11.828cm" svg:height="4.803cm"/>
          <chart:axis chart:dimension="x" chart:name="primary-x" chart:style-name="ch6" chartooo:axis-type="auto">
            <chart:title svg:x="6.433cm" svg:y="8.019cm" chart:style-name="ch7">
              <text:p>CroppingSize(Pixels)</text:p>
            </chart:title>
            <chart:categories table:cell-range-address="TESTREPS_1EXTRA.C11:TESTREPS_1EXTRA.V1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S_1EXTRA.C13:TESTREPS_1EXTRA.V13" chart:label-cell-address="TESTREPS_1EXTRA.B13:TESTREPS_1EXTRA.B13" chart:class="chart:scatter">
            <chart:domain table:cell-range-address="TESTREPS_1EXTRA.C11:TESTREPS_1EXTRA.V11"/>
            <chart:data-point chart:repeated="20"/>
          </chart:series>
          <chart:series chart:attached-axis="secondary-y" chart:style-name="ch13" chart:values-cell-range-address="TESTREPS_1EXTRA.C9:TESTREPS_1EXTRA.V9" chart:label-cell-address="TESTREPS_1EXTRA.B9:TESTREPS_1EXTRA.B9" chart:class="chart:scatter">
            <chart:data-point chart:repeated="20"/>
          </chart:series>
          <chart:series chart:attached-axis="primary-y" chart:style-name="ch14" chart:values-cell-range-address="TESTREPS_1EXTRA.D3:TESTREPS_1EXTRA.D4" chart:label-cell-address="TESTREPS_1EXTRA.B3:TESTREPS_1EXTRA.B3" chart:class="chart:scatter">
            <chart:domain table:cell-range-address="TESTREPS_1EXTRA.C3:TESTREPS_1EXTRA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EXTRA.C11:TESTREPS_1EXTRA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EXTRA.C11:TESTREPS_1EXTRA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EXTRA.B13:TESTREPS_1EXTRA.B13</svg:desc>
                </draw:g>
              </table:table-cell>
              <table:table-cell office:value-type="float" office:value="NaN">
                <text:p>NaN</text:p>
                <draw:g>
                  <svg:desc>TESTREPS_1EXTRA.C13:TESTREPS_1EXTRA.V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S_1EXTRA.B9:TESTREPS_1EXTRA.B9</svg:desc>
                </draw:g>
              </table:table-cell>
              <table:table-cell office:value-type="float" office:value="NaN">
                <text:p>NaN</text:p>
                <draw:g>
                  <svg:desc>TESTREPS_1EXTRA.C9:TESTREPS_1EXTRA.V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TESTREPS_1EXTRA.C3:TESTREPS_1EXTRA.C4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axSegSize</text:p>
                <draw:g>
                  <svg:desc>TESTREPS_1EXTRA.B3:TESTREPS_1EXTRA.B3</svg:desc>
                </draw:g>
              </table:table-cell>
              <table:table-cell office:value-type="float" office:value="0">
                <text:p>0</text:p>
                <draw:g>
                  <svg:desc>TESTREPS_1EXTRA.D3:TESTREPS_1EXTRA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TESTREPS_COMB.D6:TESTREPS_COMB.L9 TESTREPS_COMB.C7:TESTREPS_COMB.C9 TESTREPS_COMB.B3:TESTREPS_COMB.B3 TESTREPS_COMB.D3:TESTREPS_COMB.D4" chart:data-source-has-labels="both" svg:x="0.32cm" svg:y="0.18cm" svg:width="12.058cm" svg:height="8.64cm">
          <chartooo:coordinate-region svg:x="1.047cm" svg:y="0.379cm" svg:width="11.051cm" svg:height="7.794cm"/>
          <chart:axis chart:dimension="x" chart:name="primary-x" chart:style-name="ch4" chartooo:axis-type="auto">
            <chart:categories table:cell-range-address="TESTREPS_COMB.D6:TESTREPS_COMB.L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S_COMB.D7:TESTREPS_COMB.L7" chart:label-cell-address="TESTREPS_COMB.C7:TESTREPS_COMB.C7" chart:class="chart:scatter">
            <chart:domain table:cell-range-address="TESTREPS_COMB.D6:TESTREPS_COMB.L6"/>
            <chart:data-point chart:repeated="9"/>
          </chart:series>
          <chart:series chart:style-name="ch8" chart:values-cell-range-address="TESTREPS_COMB.D8:TESTREPS_COMB.L8" chart:label-cell-address="TESTREPS_COMB.C8:TESTREPS_COMB.C8" chart:class="chart:scatter">
            <chart:data-point chart:repeated="9"/>
          </chart:series>
          <chart:series chart:style-name="ch9" chart:values-cell-range-address="TESTREPS_COMB.D9:TESTREPS_COMB.L9" chart:label-cell-address="TESTREPS_COMB.C9:TESTREPS_COMB.C9" chart:class="chart:scatter">
            <chart:data-point chart:repeated="9"/>
          </chart:series>
          <chart:series chart:style-name="ch10" chart:values-cell-range-address="TESTREPS_COMB.D3:TESTREPS_COMB.D4" chart:label-cell-address="TESTREPS_COMB.B3:TESTREPS_COMB.B3" chart:class="chart:scatter">
            <chart:domain table:cell-range-address="TESTREPS_COMB.C3:TESTREPS_COMB.C4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COMB.D6:TESTREPS_COMB.L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COMB.D6:TESTREPS_COMB.L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</text:p>
                <draw:g>
                  <svg:desc>TESTREPS_COMB.C7:TESTREPS_COMB.C7</svg:desc>
                </draw:g>
              </table:table-cell>
              <table:table-cell office:value-type="float" office:value="0.235188">
                <text:p>0.235188</text:p>
                <draw:g>
                  <svg:desc>TESTREPS_COMB.D7:TESTREPS_COMB.L7</svg:desc>
                </draw:g>
              </table:table-cell>
              <table:table-cell office:value-type="float" office:value="0.281163">
                <text:p>0.281163</text:p>
              </table:table-cell>
              <table:table-cell office:value-type="float" office:value="0.36886">
                <text:p>0.36886</text:p>
              </table:table-cell>
              <table:table-cell office:value-type="float" office:value="0.458161">
                <text:p>0.458161</text:p>
              </table:table-cell>
              <table:table-cell office:value-type="float" office:value="0.462949">
                <text:p>0.462949</text:p>
              </table:table-cell>
              <table:table-cell office:value-type="float" office:value="0.48288">
                <text:p>0.48288</text:p>
              </table:table-cell>
              <table:table-cell office:value-type="float" office:value="0.542293">
                <text:p>0.542293</text:p>
              </table:table-cell>
              <table:table-cell office:value-type="float" office:value="0.501303">
                <text:p>0.501303</text:p>
              </table:table-cell>
              <table:table-cell office:value-type="float" office:value="0.625796">
                <text:p>0.625796</text:p>
              </table:table-cell>
            </table:table-row>
            <table:table-row>
              <table:table-cell office:value-type="string">
                <text:p>5</text:p>
                <draw:g>
                  <svg:desc>TESTREPS_COMB.C8:TESTREPS_COMB.C8</svg:desc>
                </draw:g>
              </table:table-cell>
              <table:table-cell office:value-type="float" office:value="0.241339">
                <text:p>0.241339</text:p>
                <draw:g>
                  <svg:desc>TESTREPS_COMB.D8:TESTREPS_COMB.L8</svg:desc>
                </draw:g>
              </table:table-cell>
              <table:table-cell office:value-type="float" office:value="0.320768">
                <text:p>0.320768</text:p>
              </table:table-cell>
              <table:table-cell office:value-type="float" office:value="0.457281">
                <text:p>0.457281</text:p>
              </table:table-cell>
              <table:table-cell office:value-type="float" office:value="0.540565">
                <text:p>0.540565</text:p>
              </table:table-cell>
              <table:table-cell office:value-type="float" office:value="0.596436">
                <text:p>0.596436</text:p>
              </table:table-cell>
              <table:table-cell office:value-type="float" office:value="0.669862">
                <text:p>0.669862</text:p>
              </table:table-cell>
              <table:table-cell office:value-type="float" office:value="0.783274">
                <text:p>0.783274</text:p>
              </table:table-cell>
              <table:table-cell office:value-type="float" office:value="0.771882">
                <text:p>0.771882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10</text:p>
                <draw:g>
                  <svg:desc>TESTREPS_COMB.C9:TESTREPS_COMB.C9</svg:desc>
                </draw:g>
              </table:table-cell>
              <table:table-cell office:value-type="float" office:value="0.242236">
                <text:p>0.242236</text:p>
                <draw:g>
                  <svg:desc>TESTREPS_COMB.D9:TESTREPS_COMB.L9</svg:desc>
                </draw:g>
              </table:table-cell>
              <table:table-cell office:value-type="float" office:value="0.323334">
                <text:p>0.323334</text:p>
              </table:table-cell>
              <table:table-cell office:value-type="float" office:value="0.488118">
                <text:p>0.488118</text:p>
              </table:table-cell>
              <table:table-cell office:value-type="float" office:value="0.58451">
                <text:p>0.58451</text:p>
              </table:table-cell>
              <table:table-cell office:value-type="float" office:value="0.652903">
                <text:p>0.652903</text:p>
              </table:table-cell>
              <table:table-cell office:value-type="float" office:value="0.73318">
                <text:p>0.73318</text:p>
              </table:table-cell>
              <table:table-cell office:value-type="float" office:value="0.786242">
                <text:p>0.786242</text:p>
              </table:table-cell>
              <table:table-cell office:value-type="float" office:value="0.832503">
                <text:p>0.832503</text:p>
              </table:table-cell>
              <table:table-cell office:value-type="float" office:value="0.795992">
                <text:p>0.795992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TESTREPS_COMB.C3:TESTREPS_COMB.C4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axSegSize</text:p>
                <draw:g>
                  <svg:desc>TESTREPS_COMB.B3:TESTREPS_COMB.B3</svg:desc>
                </draw:g>
              </table:table-cell>
              <table:table-cell office:value-type="float" office:value="0">
                <text:p>0</text:p>
                <draw:g>
                  <svg:desc>TESTREPS_COMB.D3:TESTREPS_COMB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Scale 8: Cropsize 71Pixels</text:p>
        </chart:title>
        <chart:legend chart:legend-position="end" svg:x="12.486cm" svg:y="3.952cm" style:legend-expansion="high" chart:style-name="ch3"/>
        <chart:plot-area chart:style-name="ch4" table:cell-range-address="TESTREPEATS_ALL_FAST.C5:TESTREPEATS_ALL_FAST.L6 TESTREPEATS_ALL_FAST.B5:TESTREPEATS_ALL_FAST.B6 TESTREPEATS_ALL_FAST.B8:TESTREPEATS_ALL_FAST.L8" chart:data-source-has-labels="both" svg:x="1.331cm" svg:y="1.301cm" svg:width="9.954cm" svg:height="6.538cm">
          <chartooo:coordinate-region svg:x="2.429cm" svg:y="1.5cm" svg:width="7.757cm" svg:height="5.692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_FAST.C5:TESTREPEATS_ALL_FAST.L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_FAST.C6:TESTREPEATS_ALL_FAST.L6" chart:label-cell-address="TESTREPEATS_ALL_FAST.B6:TESTREPEATS_ALL_FAST.B6" chart:class="chart:line">
            <chart:data-point chart:repeated="10"/>
          </chart:series>
          <chart:series chart:attached-axis="primary-y" chart:style-name="ch12" chart:values-cell-range-address="TESTREPEATS_ALL_FAST.C8:TESTREPEATS_ALL_FAST.L8" chart:label-cell-address="TESTREPEATS_ALL_FAST.B8:TESTREPEATS_ALL_FAST.B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_FAST.C5:TESTREPEATS_ALL_FAST.L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_FAST.B6:TESTREPEATS_ALL_FAST.B6</svg:desc>
                </draw:g>
              </table:table-cell>
              <table:table-cell office:value-type="float" office:value="1.8187329493786">
                <text:p>1.8187329493786</text:p>
                <draw:g>
                  <svg:desc>TESTREPEATS_ALL_FAST.C6:TESTREPEATS_ALL_FAST.L6</svg:desc>
                </draw:g>
              </table:table-cell>
              <table:table-cell office:value-type="float" office:value="1.10595680624251">
                <text:p>1.10595680624251</text:p>
              </table:table-cell>
              <table:table-cell office:value-type="float" office:value="0.743494423791822">
                <text:p>0.743494423791822</text:p>
              </table:table-cell>
              <table:table-cell office:value-type="float" office:value="0.589951165153551">
                <text:p>0.589951165153551</text:p>
              </table:table-cell>
              <table:table-cell office:value-type="float" office:value="0.480461242793081">
                <text:p>0.480461242793081</text:p>
              </table:table-cell>
              <table:table-cell office:value-type="float" office:value="0.397000441111601">
                <text:p>0.397000441111601</text:p>
              </table:table-cell>
              <table:table-cell office:value-type="float" office:value="0.342478785341908">
                <text:p>0.342478785341908</text:p>
              </table:table-cell>
              <table:table-cell office:value-type="float" office:value="0.303502929646335">
                <text:p>0.303502929646335</text:p>
              </table:table-cell>
              <table:table-cell office:value-type="float" office:value="0.271548505351768">
                <text:p>0.271548505351768</text:p>
              </table:table-cell>
              <table:table-cell office:value-type="float" office:value="0.245221584948844">
                <text:p>0.245221584948844</text:p>
              </table:table-cell>
            </table:table-row>
            <table:table-row>
              <table:table-cell office:value-type="string">
                <text:p>Macro FScore</text:p>
                <draw:g>
                  <svg:desc>TESTREPEATS_ALL_FAST.B8:TESTREPEATS_ALL_FAST.B8</svg:desc>
                </draw:g>
              </table:table-cell>
              <table:table-cell office:value-type="float" office:value="0.540065">
                <text:p>0.540065</text:p>
                <draw:g>
                  <svg:desc>TESTREPEATS_ALL_FAST.C8:TESTREPEATS_ALL_FAST.L8</svg:desc>
                </draw:g>
              </table:table-cell>
              <table:table-cell office:value-type="float" office:value="0.546585">
                <text:p>0.546585</text:p>
              </table:table-cell>
              <table:table-cell office:value-type="float" office:value="0.641184">
                <text:p>0.641184</text:p>
              </table:table-cell>
              <table:table-cell office:value-type="float" office:value="0.589997">
                <text:p>0.589997</text:p>
              </table:table-cell>
              <table:table-cell office:value-type="float" office:value="0.639647">
                <text:p>0.639647</text:p>
              </table:table-cell>
              <table:table-cell office:value-type="float" office:value="0.631921">
                <text:p>0.631921</text:p>
              </table:table-cell>
              <table:table-cell office:value-type="float" office:value="0.664776">
                <text:p>0.664776</text:p>
              </table:table-cell>
              <table:table-cell office:value-type="float" office:value="0.660502">
                <text:p>0.660502</text:p>
              </table:table-cell>
              <table:table-cell office:value-type="float" office:value="0.665125">
                <text:p>0.665125</text:p>
              </table:table-cell>
              <table:table-cell office:value-type="float" office:value="0.666463">
                <text:p>0.666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996cm" svg:y="7.839cm" style:legend-expansion="custom" chartooo:width="5.428cm" chartooo:height="1.096cm" style:legend-expansion-aspect-ratio="4.95255474452555" chart:style-name="ch2"/>
        <chart:plot-area chart:style-name="ch3" table:cell-range-address="TESTREPS_5BASIC.B11:TESTREPS_5BASIC.K11 TESTREPS_5BASIC.B13:TESTREPS_5BASIC.K13 TESTREPS_5BASIC.B9:TESTREPS_5BASIC.K9" chart:data-source-has-labels="both" svg:x="1.331cm" svg:y="0.18cm" svg:width="13.468cm" svg:height="7.659cm">
          <chartooo:coordinate-region svg:x="2.058cm" svg:y="0.38cm" svg:width="12.013cm" svg:height="6.812cm"/>
          <chart:axis chart:dimension="x" chart:name="primary-x" chart:style-name="ch4" chartooo:axis-type="auto">
            <chartooo:date-scale/>
            <chart:title svg:x="6.791cm" svg:y="8.019cm" chart:style-name="ch5">
              <text:p>CropSize(Pixels)</text:p>
            </chart:title>
            <chart:categories table:cell-range-address="TESTREPS_5BASIC.C11:TESTREPS_5BASIC.K11"/>
          </chart:axis>
          <chart:axis chart:dimension="y" chart:name="primary-y" chart:style-name="ch6">
            <chart:title svg:x="0.451cm" svg:y="5.072cm" chart:style-name="ch7">
              <text:p>Macro FScore</text:p>
            </chart:title>
            <chart:grid chart:style-name="ch8" chart:class="major"/>
          </chart:axis>
          <chart:axis chart:dimension="y" chart:name="secondary-y" chart:style-name="ch9">
            <chart:title svg:x="15.119cm" svg:y="5.905cm" chart:style-name="ch7">
              <text:p>Frames Per Second(FPS)</text:p>
            </chart:title>
          </chart:axis>
          <chart:series chart:attached-axis="primary-y" chart:style-name="ch10" chart:values-cell-range-address="TESTREPS_5BASIC.C13:TESTREPS_5BASIC.K13" chart:label-cell-address="TESTREPS_5BASIC.B13:TESTREPS_5BASIC.B13" chart:class="chart:line">
            <chart:data-point chart:repeated="9"/>
          </chart:series>
          <chart:series chart:attached-axis="secondary-y" chart:style-name="ch11" chart:values-cell-range-address="TESTREPS_5BASIC.C9:TESTREPS_5BASIC.K9" chart:label-cell-address="TESTREPS_5BASIC.B9:TESTREPS_5BASIC.B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5BASIC.C11:TESTREPS_5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S_5BASIC.B13:TESTREPS_5BASIC.B13</svg:desc>
                </draw:g>
              </table:table-cell>
              <table:table-cell office:value-type="float" office:value="0.241339">
                <text:p>0.241339</text:p>
                <draw:g>
                  <svg:desc>TESTREPS_5BASIC.C13:TESTREPS_5BASIC.K13</svg:desc>
                </draw:g>
              </table:table-cell>
              <table:table-cell office:value-type="float" office:value="0.320768">
                <text:p>0.320768</text:p>
              </table:table-cell>
              <table:table-cell office:value-type="float" office:value="0.457281">
                <text:p>0.457281</text:p>
              </table:table-cell>
              <table:table-cell office:value-type="float" office:value="0.540565">
                <text:p>0.540565</text:p>
              </table:table-cell>
              <table:table-cell office:value-type="float" office:value="0.596436">
                <text:p>0.596436</text:p>
              </table:table-cell>
              <table:table-cell office:value-type="float" office:value="0.669862">
                <text:p>0.669862</text:p>
              </table:table-cell>
              <table:table-cell office:value-type="float" office:value="0.783274">
                <text:p>0.783274</text:p>
              </table:table-cell>
              <table:table-cell office:value-type="float" office:value="0.771882">
                <text:p>0.771882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FPS</text:p>
                <draw:g>
                  <svg:desc>TESTREPS_5BASIC.B9:TESTREPS_5BASIC.B9</svg:desc>
                </draw:g>
              </table:table-cell>
              <table:table-cell office:value-type="float" office:value="0.321701443188419">
                <text:p>0.321701443188419</text:p>
                <draw:g>
                  <svg:desc>TESTREPS_5BASIC.C9:TESTREPS_5BASIC.K9</svg:desc>
                </draw:g>
              </table:table-cell>
              <table:table-cell office:value-type="float" office:value="0.320153673763406">
                <text:p>0.320153673763406</text:p>
              </table:table-cell>
              <table:table-cell office:value-type="float" office:value="0.354938575907558">
                <text:p>0.354938575907558</text:p>
              </table:table-cell>
              <table:table-cell office:value-type="float" office:value="0.357366211024748">
                <text:p>0.357366211024748</text:p>
              </table:table-cell>
              <table:table-cell office:value-type="float" office:value="0.498815313630128">
                <text:p>0.498815313630128</text:p>
              </table:table-cell>
              <table:table-cell office:value-type="float" office:value="0.502730103757908">
                <text:p>0.502730103757908</text:p>
              </table:table-cell>
              <table:table-cell office:value-type="float" office:value="0.46466002374929">
                <text:p>0.46466002374929</text:p>
              </table:table-cell>
              <table:table-cell office:value-type="float" office:value="0.343076058056093">
                <text:p>0.343076058056093</text:p>
              </table:table-cell>
              <table:table-cell office:value-type="float" office:value="0.470698987997176">
                <text:p>0.470698987997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ropsize: Resolution 256 x 144</text:p>
        </chart:title>
        <chart:subtitle svg:x="7.043cm" svg:y="1.301cm" chart:style-name="ch3">
          <text:p>0 Repeats</text:p>
        </chart:subtitle>
        <chart:legend svg:x="9.825cm" svg:y="8.122cm" style:legend-expansion="custom" chartooo:width="5.54cm" chartooo:height="0.598cm" style:legend-expansion-aspect-ratio="9.26421404682274" chart:style-name="ch4"/>
        <chart:plot-area chart:style-name="ch5" table:cell-range-address="TESTREPS_1BASIC.C11:TESTREPS_1BASIC.K11 TESTREPS_1BASIC.B13:TESTREPS_1BASIC.K13 TESTREPS_1BASIC.B9:TESTREPS_1BASIC.K9" chart:data-source-has-labels="both" svg:x="1.331cm" svg:y="2.19cm" svg:width="13.468cm" svg:height="5.649cm">
          <chartooo:coordinate-region svg:x="2.058cm" svg:y="2.389cm" svg:width="12.01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S_1BASIC.C11:TESTREPS_1BASIC.K1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S_1BASIC.C13:TESTREPS_1BASIC.K13" chart:label-cell-address="TESTREPS_1BASIC.B13:TESTREPS_1BASIC.B13" chart:class="chart:scatter">
            <chart:domain table:cell-range-address="TESTREPS_1BASIC.C11:TESTREPS_1BASIC.K11"/>
            <chart:data-point chart:repeated="9"/>
          </chart:series>
          <chart:series chart:attached-axis="secondary-y" chart:style-name="ch13" chart:values-cell-range-address="TESTREPS_1BASIC.C9:TESTREPS_1BASIC.K9" chart:label-cell-address="TESTREPS_1BASIC.B9:TESTREPS_1BASIC.B9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BASIC.B13:TESTREPS_1BASIC.B13</svg:desc>
                </draw:g>
              </table:table-cell>
              <table:table-cell office:value-type="float" office:value="0.235188">
                <text:p>0.235188</text:p>
                <draw:g>
                  <svg:desc>TESTREPS_1BASIC.C13:TESTREPS_1BASIC.K13</svg:desc>
                </draw:g>
              </table:table-cell>
              <table:table-cell office:value-type="float" office:value="0.281163">
                <text:p>0.281163</text:p>
              </table:table-cell>
              <table:table-cell office:value-type="float" office:value="0.36886">
                <text:p>0.36886</text:p>
              </table:table-cell>
              <table:table-cell office:value-type="float" office:value="0.458161">
                <text:p>0.458161</text:p>
              </table:table-cell>
              <table:table-cell office:value-type="float" office:value="0.462949">
                <text:p>0.462949</text:p>
              </table:table-cell>
              <table:table-cell office:value-type="float" office:value="0.48288">
                <text:p>0.48288</text:p>
              </table:table-cell>
              <table:table-cell office:value-type="float" office:value="0.542293">
                <text:p>0.542293</text:p>
              </table:table-cell>
              <table:table-cell office:value-type="float" office:value="0.501303">
                <text:p>0.501303</text:p>
              </table:table-cell>
              <table:table-cell office:value-type="float" office:value="0.625796">
                <text:p>0.625796</text:p>
              </table:table-cell>
            </table:table-row>
            <table:table-row>
              <table:table-cell office:value-type="string">
                <text:p>FPS</text:p>
                <draw:g>
                  <svg:desc>TESTREPS_1BASIC.B9:TESTREPS_1BASIC.B9</svg:desc>
                </draw:g>
              </table:table-cell>
              <table:table-cell office:value-type="float" office:value="1.38584132116873">
                <text:p>1.38584132116873</text:p>
                <draw:g>
                  <svg:desc>TESTREPS_1BASIC.C9:TESTREPS_1BASIC.K9</svg:desc>
                </draw:g>
              </table:table-cell>
              <table:table-cell office:value-type="float" office:value="1.47100886691456">
                <text:p>1.47100886691456</text:p>
              </table:table-cell>
              <table:table-cell office:value-type="float" office:value="1.61681487469685">
                <text:p>1.61681487469685</text:p>
              </table:table-cell>
              <table:table-cell office:value-type="float" office:value="1.53911928174434">
                <text:p>1.53911928174434</text:p>
              </table:table-cell>
              <table:table-cell office:value-type="float" office:value="2.10883955245738">
                <text:p>2.10883955245738</text:p>
              </table:table-cell>
              <table:table-cell office:value-type="float" office:value="2.07852193995381">
                <text:p>2.07852193995381</text:p>
              </table:table-cell>
              <table:table-cell office:value-type="float" office:value="2.06197376711152">
                <text:p>2.06197376711152</text:p>
              </table:table-cell>
              <table:table-cell office:value-type="float" office:value="1.47722609766106">
                <text:p>1.47722609766106</text:p>
              </table:table-cell>
              <table:table-cell office:value-type="float" office:value="2.06801470588235">
                <text:p>2.068014705882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